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Montserrat" svg:font-family="Montserrat"/>
    <style:font-face style:name="Tahoma" svg:font-family="Tahoma"/>
    <style:font-face style:name="Microsoft YaHei" svg:font-family="&quot;Microsoft YaHe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/>
    </style:style>
    <style:style style:name="ce3" style:family="table-cell" style:parent-style-name="Default" style:data-style-name="N0">
      <style:table-cell-properties fo:border="thin solid #000000" style:vertical-align="middle" fo:background-color="#D4EDBC" style:repeat-content="false"/>
      <style:paragraph-properties fo:text-align="center"/>
      <style:text-properties fo:color="#178064" style:font-name="Tahoma" style:font-name-asian="Tahoma" style:font-name-complex="Tahoma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272E64" style:repeat-content="false"/>
      <style:paragraph-properties fo:text-align="center"/>
      <style:text-properties fo:color="#FFFFFF" style:font-name="Microsoft YaHei" style:font-name-asian="Microsoft YaHei" style:font-name-complex="Microsoft YaHei"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#272E64" style:repeat-content="false"/>
      <style:paragraph-properties fo:text-align="center"/>
      <style:text-properties fo:color="#FFFFFF" style:font-name="Microsoft YaHei" style:font-name-asian="Microsoft YaHei" style:font-name-complex="Microsoft YaHei" fo:font-size="18pt" style:font-size-asian="18pt" style:font-size-complex="18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272E64" style:repeat-content="false"/>
      <style:paragraph-properties fo:text-align="center"/>
      <style:text-properties fo:color="#FFFFFF" style:font-name="Microsoft YaHei" style:font-name-asian="Microsoft YaHei" style:font-name-complex="Microsoft YaHei" fo:font-size="18pt" style:font-size-asian="18pt" style:font-size-complex="18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272E64" style:repeat-content="false"/>
      <style:paragraph-properties fo:text-align="center"/>
      <style:text-properties fo:color="#FFFFFF" style:font-name="Microsoft YaHei" style:font-name-asian="Microsoft YaHei" style:font-name-complex="Microsoft YaHei" fo:font-size="18pt" style:font-size-asian="18pt" style:font-size-complex="18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272E64" style:repeat-content="false"/>
      <style:paragraph-properties fo:text-align="center"/>
      <style:text-properties fo:color="#FFFFFF" style:font-name="Microsoft YaHei" style:font-name-asian="Microsoft YaHei" style:font-name-complex="Microsoft YaHei" fo:font-size="18pt" style:font-size-asian="18pt" style:font-size-complex="18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272E64" style:repeat-content="false"/>
      <style:paragraph-properties fo:text-align="center"/>
      <style:text-properties fo:color="#FFFFFF" style:font-name="Microsoft YaHei" style:font-name-asian="Microsoft YaHei" style:font-name-complex="Microsoft YaHe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61658E" style:repeat-content="false"/>
      <style:paragraph-properties fo:text-align="center"/>
      <style:text-properties fo:color="#FFFFFF" style:font-name="Microsoft YaHei" style:font-name-asian="Microsoft YaHei" style:font-name-complex="Microsoft YaHei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61658E" style:repeat-content="false"/>
      <style:paragraph-properties fo:text-align="center"/>
      <style:text-properties fo:color="#FFFFFF" style:font-name="Microsoft YaHei" style:font-name-asian="Microsoft YaHei" style:font-name-complex="Microsoft YaHei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61658E" style:repeat-content="false"/>
      <style:paragraph-properties fo:text-align="start" fo:margin-left="0cm"/>
      <style:text-properties fo:color="#FFFFFF" style:font-name="Tahoma" style:font-name-asian="Tahoma" style:font-name-complex="Tahoma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61658E" style:repeat-content="false"/>
      <style:paragraph-properties fo:text-align="start" fo:margin-left="0cm"/>
      <style:text-properties fo:color="#FFFFFF" style:font-name="Tahoma" style:font-name-asian="Tahoma" style:font-name-complex="Tahoma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/>
    </style:style>
    <style:style style:name="ce24" style:family="table-cell" style:parent-style-name="Default" style:data-style-name="N0">
      <style:table-cell-properties fo:border="thin solid #000000" style:vertical-align="middle" fo:background-color="#D4EDBC" style:repeat-content="false"/>
      <style:paragraph-properties fo:text-align="center"/>
      <style:text-properties fo:color="#178064" style:font-name="Microsoft YaHei" style:font-name-asian="Microsoft YaHei" style:font-name-complex="Microsoft YaHei"/>
    </style:style>
    <style:style style:name="ce25" style:family="table-cell" style:parent-style-name="Default" style:data-style-name="N0">
      <style:table-cell-properties fo:border="thin solid #000000" style:vertical-align="middle" fo:background-color="#D4EDBC" style:repeat-content="false"/>
      <style:paragraph-properties fo:text-align="center"/>
      <style:text-properties fo:color="#178064" style:font-name="Microsoft YaHei" style:font-name-asian="Microsoft YaHei" style:font-name-complex="Microsoft YaHe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4EDBC" style:repeat-content="false"/>
      <style:paragraph-properties fo:text-align="center"/>
      <style:text-properties fo:color="#178064" style:font-name="Microsoft YaHei" style:font-name-asian="Microsoft YaHei" style:font-name-complex="Microsoft YaHei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4EDBC" style:repeat-content="false"/>
      <style:paragraph-properties fo:text-align="center"/>
      <style:text-properties fo:color="#178064" style:font-name="Microsoft YaHei" style:font-name-asian="Microsoft YaHei" style:font-name-complex="Microsoft YaHei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4EDBC" style:repeat-content="false"/>
      <style:paragraph-properties fo:text-align="center"/>
      <style:text-properties fo:color="#178064" style:font-name="Microsoft YaHei" style:font-name-asian="Microsoft YaHei" style:font-name-complex="Microsoft YaHei" fo:font-weight="bold" style:font-weight-asian="bold" style:font-weight-complex="bold"/>
    </style:style>
    <style:style style:name="ce29" style:family="table-cell" style:parent-style-name="Default" style:data-style-name="N0">
      <style:text-properties style:font-name="Microsoft YaHei" style:font-name-asian="Microsoft YaHei" style:font-name-complex="Microsoft YaHei" fo:font-size="18pt" style:font-size-asian="18pt" style:font-size-complex="18pt"/>
    </style:style>
    <style:style style:name="ce30" style:family="table-cell" style:parent-style-name="Default" style:data-style-name="N0">
      <style:text-properties style:font-name="Microsoft YaHei" style:font-name-asian="Microsoft YaHei" style:font-name-complex="Microsoft YaHei" fo:font-size="18pt" style:font-size-asian="18pt" style:font-size-complex="18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#61658E" style:repeat-content="false"/>
      <style:paragraph-properties fo:text-align="center"/>
      <style:text-properties fo:color="#FFFFFF" style:font-name="Microsoft YaHei" style:font-name-asian="Microsoft YaHei" style:font-name-complex="Microsoft YaHei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61658E"/>
      <style:text-properties fo:color="#FFFFFF" style:font-name="Tahoma" style:font-name-asian="Tahoma" style:font-name-complex="Tahoma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61658E" style:repeat-content="false"/>
      <style:paragraph-properties fo:text-align="center"/>
      <style:text-properties fo:color="#FFFFFF" style:font-name="Microsoft YaHei" style:font-name-asian="Microsoft YaHei" style:font-name-complex="Microsoft YaHei"/>
    </style:style>
    <style:style style:name="ce36" style:family="table-cell" style:parent-style-name="Default" style:data-style-name="N0">
      <style:table-cell-properties fo:border="thin solid #000000" style:vertical-align="top" fo:wrap-option="wrap" fo:background-color="#61658E" style:repeat-content="false"/>
      <style:paragraph-properties fo:text-align="center"/>
      <style:text-properties fo:color="#FFFFFF" style:font-name="Microsoft YaHei" style:font-name-asian="Microsoft YaHei" style:font-name-complex="Microsoft YaHei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272E64" style:repeat-content="false"/>
      <style:paragraph-properties fo:text-align="center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Microsoft YaHei" style:font-name-asian="Microsoft YaHei" style:font-name-complex="Microsoft YaHei" fo:font-size="16pt" style:font-size-asian="16pt" style:font-size-complex="16pt"/>
    </style:style>
    <style:style style:name="ce39" style:family="table-cell" style:parent-style-name="Default" style:data-style-name="N0">
      <style:table-cell-properties style:vertical-align="middle" fo:background-color="#272E64" style:repeat-content="false"/>
      <style:paragraph-properties fo:text-align="center"/>
      <style:text-properties fo:color="#FFFFFF" style:font-name="Microsoft YaHei" style:font-name-asian="Microsoft YaHei" style:font-name-complex="Microsoft YaHei" fo:font-size="24pt" style:font-size-asian="24pt" style:font-size-complex="24pt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Microsoft YaHei" style:font-name-asian="Microsoft YaHei" style:font-name-complex="Microsoft YaHei" fo:font-size="24pt" style:font-size-asian="24pt" style:font-size-complex="24pt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61658E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61658E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61658E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fo:background-color="#272E64"/>
      <style:text-properties style:font-name="Montserrat" style:font-name-asian="Montserrat" style:font-name-complex="Montserrat"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272E64"/>
      <style:text-properties style:font-name="Montserrat" style:font-name-asian="Montserrat" style:font-name-complex="Montserrat" fo:font-size="12pt" style:font-size-asian="12pt" style:font-size-complex="12pt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fo:background-color="#272E64"/>
      <style:text-properties style:font-name="Montserrat" style:font-name-asian="Montserrat" style:font-name-complex="Montserrat" fo:font-size="12pt" style:font-size-asian="12pt" style:font-size-complex="12pt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#272E64"/>
      <style:text-properties style:font-name="Montserrat" style:font-name-asian="Montserrat" style:font-name-complex="Montserrat" fo:font-size="12pt" style:font-size-asian="12pt" style:font-size-complex="12pt"/>
    </style:style>
    <style:style style:name="ce48" style:family="table-cell" style:parent-style-name="Default" style:data-style-name="N0">
      <style:table-cell-properties style:vertical-align="automatic" fo:wrap-option="wrap" fo:background-color="#272E64"/>
      <style:text-properties style:font-name="Montserrat" style:font-name-asian="Montserrat" style:font-name-complex="Montserrat" fo:font-size="12pt" style:font-size-asian="12pt" style:font-size-complex="12pt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#272E64"/>
      <style:text-properties style:font-name="Montserrat" style:font-name-asian="Montserrat" style:font-name-complex="Montserrat" fo:font-size="12pt" style:font-size-asian="12pt" style:font-size-complex="12pt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fo:background-color="#272E64"/>
      <style:text-properties style:font-name="Montserrat" style:font-name-asian="Montserrat" style:font-name-complex="Montserrat" fo:font-size="12pt" style:font-size-asian="12pt" style:font-size-complex="12pt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272E64"/>
      <style:text-properties style:font-name="Montserrat" style:font-name-asian="Montserrat" style:font-name-complex="Montserrat" fo:font-size="12pt" style:font-size-asian="12pt" style:font-size-complex="12pt"/>
    </style:style>
    <style:style style:name="ce5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#272E64"/>
      <style:text-properties style:font-name="Montserrat" style:font-name-asian="Montserrat" style:font-name-complex="Montserrat" fo:font-size="12pt" style:font-size-asian="12pt" style:font-size-complex="12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272E64" style:repeat-content="false"/>
      <style:paragraph-properties fo:text-align="center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54" style:family="table-cell" style:parent-style-name="Default" style:data-style-name="N19">
      <style:table-cell-properties fo:border-top="thin solid #000000" fo:border-bottom="thin solid #000000" fo:border-left="thin solid #000000" fo:border-right="none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55" style:family="table-cell" style:parent-style-name="Default" style:data-style-name="N19">
      <style:table-cell-properties fo:border-top="thin solid #000000" fo:border-bottom="thin solid #000000" fo:border-left="none" fo:border-right="none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56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272E64" style:repeat-content="false"/>
      <style:paragraph-properties fo:text-align="center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#272E64" style:repeat-content="false"/>
      <style:paragraph-properties fo:text-align="center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#61658E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63" style:family="table-cell" style:parent-style-name="Default" style:data-style-name="N0">
      <style:table-cell-properties fo:border="thin solid #000000" style:vertical-align="automatic" fo:wrap-option="wrap" fo:background-color="#272E64"/>
      <style:text-properties style:font-name="Montserrat" style:font-name-asian="Montserrat" style:font-name-complex="Montserrat" fo:font-size="12pt" style:font-size-asian="12pt" style:font-size-complex="12pt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272E64" style:repeat-content="false"/>
      <style:paragraph-properties fo:text-align="center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65" style:family="table-cell" style:parent-style-name="Default" style:data-style-name="N19">
      <style:table-cell-properties fo:border="thin solid #000000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12.4354166666667cm"/>
    </style:style>
    <style:style style:name="co4" style:family="table-column">
      <style:table-column-properties fo:break-before="auto" style:column-width="11.69458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3.70416666666667cm"/>
    </style:style>
    <style:style style:name="co7" style:family="table-column">
      <style:table-column-properties fo:break-before="auto" style:column-width="6.45583333333333cm"/>
    </style:style>
    <style:style style:name="co8" style:family="table-column">
      <style:table-column-properties fo:break-before="auto" style:column-width="5.55625cm"/>
    </style:style>
    <style:style style:name="co9" style:family="table-column">
      <style:table-column-properties fo:break-before="auto" style:column-width="12.938125cm"/>
    </style:style>
    <style:style style:name="co10" style:family="table-column">
      <style:table-column-properties fo:break-before="auto" style:column-width="7.51416666666667cm"/>
    </style:style>
    <style:style style:name="co11" style:family="table-column">
      <style:table-column-properties fo:break-before="auto" style:column-width="10.6097916666667cm"/>
    </style:style>
    <style:style style:name="co12" style:family="table-column">
      <style:table-column-properties fo:break-before="auto" style:column-width="10.8214583333333cm"/>
    </style:style>
    <style:style style:name="co13" style:family="table-column">
      <style:table-column-properties fo:break-before="auto" style:column-width="4.31270833333333cm"/>
    </style:style>
    <style:style style:name="co14" style:family="table-column">
      <style:table-column-properties fo:break-before="auto" style:column-width="4.07458333333333cm"/>
    </style:style>
    <style:style style:name="co15" style:family="table-column">
      <style:table-column-properties fo:break-before="auto" style:column-width="5.45041666666667cm"/>
    </style:style>
    <style:style style:name="co16" style:family="table-column">
      <style:table-column-properties fo:break-before="auto" style:column-width="10.3716666666667cm"/>
    </style:style>
    <style:style style:name="co17" style:family="table-column">
      <style:table-column-properties fo:break-before="auto" style:column-width="6.00604166666667cm"/>
    </style:style>
    <style:style style:name="co18" style:family="table-column">
      <style:table-column-properties fo:break-before="auto" style:column-width="8.334375cm"/>
    </style:style>
    <style:style style:name="co19" style:family="table-column">
      <style:table-column-properties fo:break-before="auto" style:column-width="6.40291666666667cm"/>
    </style:style>
    <style:style style:name="co20" style:family="table-column">
      <style:table-column-properties fo:break-before="auto" style:column-width="11.6152083333333cm"/>
    </style:style>
    <style:style style:name="co21" style:family="table-column">
      <style:table-column-properties fo:break-before="auto" style:column-width="8.62541666666667cm"/>
    </style:style>
    <style:style style:name="co22" style:family="table-column">
      <style:table-column-properties fo:break-before="auto" style:column-width="3.75708333333333cm"/>
    </style:style>
    <style:style style:name="co23" style:family="table-column">
      <style:table-column-properties fo:break-before="auto" style:column-width="4.81541666666667cm"/>
    </style:style>
    <style:style style:name="co24" style:family="table-column">
      <style:table-column-properties fo:break-before="auto" style:column-width="14.6314583333333cm"/>
    </style:style>
    <style:style style:name="co25" style:family="table-column">
      <style:table-column-properties fo:break-before="auto" style:column-width="9.26041666666667cm"/>
    </style:style>
    <style:style style:name="co26" style:family="table-column">
      <style:table-column-properties fo:break-before="auto" style:column-width="8.5725cm"/>
    </style:style>
    <style:style style:name="co27" style:family="table-column">
      <style:table-column-properties fo:break-before="auto" style:column-width="5.66208333333333cm"/>
    </style:style>
    <style:style style:name="co28" style:family="table-column">
      <style:table-column-properties fo:break-before="auto" style:column-width="16.9597916666667cm"/>
    </style:style>
    <style:style style:name="co29" style:family="table-column">
      <style:table-column-properties fo:break-before="auto" style:column-width="12.5941666666667cm"/>
    </style:style>
    <style:style style:name="co30" style:family="table-column">
      <style:table-column-properties fo:break-before="auto" style:column-width="3.33375cm"/>
    </style:style>
    <style:style style:name="ro1" style:family="table-row">
      <style:table-row-properties style:row-height="67.5pt" style:use-optimal-row-height="false" fo:break-before="auto"/>
    </style:style>
    <style:style style:name="ro2" style:family="table-row">
      <style:table-row-properties style:row-height="51.7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55.5pt" style:use-optimal-row-height="false" fo:break-before="auto"/>
    </style:style>
    <style:style style:name="ro5" style:family="table-row">
      <style:table-row-properties style:row-height="172.5pt" style:use-optimal-row-height="false" fo:break-before="auto"/>
    </style:style>
    <style:style style:name="ro6" style:family="table-row">
      <style:table-row-properties style:row-height="59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52.5pt" style:use-optimal-row-height="false" fo:break-before="auto"/>
    </style:style>
    <style:style style:name="ro9" style:family="table-row">
      <style:table-row-properties style:row-height="144.75pt" style:use-optimal-row-height="false" fo:break-before="auto"/>
    </style:style>
    <style:style style:name="ro10" style:family="table-row">
      <style:table-row-properties style:row-height="151.5pt" style:use-optimal-row-height="false" fo:break-before="auto"/>
    </style:style>
    <style:style style:name="ro11" style:family="table-row">
      <style:table-row-properties style:row-height="134.25pt" style:use-optimal-row-height="false" fo:break-before="auto"/>
    </style:style>
    <style:style style:name="ro12" style:family="table-row">
      <style:table-row-properties style:row-height="150pt" style:use-optimal-row-height="false" fo:break-before="auto"/>
    </style:style>
    <style:style style:name="ro13" style:family="table-row">
      <style:table-row-properties style:row-height="159.75pt" style:use-optimal-row-height="false" fo:break-before="auto"/>
    </style:style>
    <style:style style:name="ro14" style:family="table-row">
      <style:table-row-properties style:row-height="147.75pt" style:use-optimal-row-height="false" fo:break-before="auto"/>
    </style:style>
    <style:style style:name="ro15" style:family="table-row">
      <style:table-row-properties style:row-height="142.5pt" style:use-optimal-row-height="false" fo:break-before="auto"/>
    </style:style>
    <style:style style:name="ro16" style:family="table-row">
      <style:table-row-properties style:row-height="135.75pt" style:use-optimal-row-height="false" fo:break-before="auto"/>
    </style:style>
    <style:style style:name="ro17" style:family="table-row">
      <style:table-row-properties style:row-height="122.25pt" style:use-optimal-row-height="false" fo:break-before="auto"/>
    </style:style>
    <style:style style:name="ro18" style:family="table-row">
      <style:table-row-properties style:row-height="128.25pt" style:use-optimal-row-height="false" fo:break-before="auto"/>
    </style:style>
    <style:style style:name="ro19" style:family="table-row">
      <style:table-row-properties style:row-height="125.25pt" style:use-optimal-row-height="false" fo:break-before="auto"/>
    </style:style>
    <style:style style:name="ro20" style:family="table-row">
      <style:table-row-properties style:row-height="131.25pt" style:use-optimal-row-height="false" fo:break-before="auto"/>
    </style:style>
    <style:style style:name="ro21" style:family="table-row">
      <style:table-row-properties style:row-height="130.5pt" style:use-optimal-row-height="false" fo:break-before="auto"/>
    </style:style>
    <style:style style:name="ro22" style:family="table-row">
      <style:table-row-properties style:row-height="149.25pt" style:use-optimal-row-height="false" fo:break-before="auto"/>
    </style:style>
    <style:style style:name="ro23" style:family="table-row">
      <style:table-row-properties style:row-height="127.5pt" style:use-optimal-row-height="false" fo:break-before="auto"/>
    </style:style>
    <style:style style:name="ro24" style:family="table-row">
      <style:table-row-properties style:row-height="120pt" style:use-optimal-row-height="false" fo:break-before="auto"/>
    </style:style>
    <style:style style:name="ro25" style:family="table-row">
      <style:table-row-properties style:row-height="118.5pt" style:use-optimal-row-height="false" fo:break-before="auto"/>
    </style:style>
    <style:style style:name="ro26" style:family="table-row">
      <style:table-row-properties style:row-height="133.5pt" style:use-optimal-row-height="false" fo:break-before="auto"/>
    </style:style>
    <style:style style:name="ro27" style:family="table-row">
      <style:table-row-properties style:row-height="117.75pt" style:use-optimal-row-height="false" fo:break-before="auto"/>
    </style:style>
    <style:style style:name="ro28" style:family="table-row">
      <style:table-row-properties style:row-height="92.25pt" style:use-optimal-row-height="false" fo:break-before="auto"/>
    </style:style>
    <style:style style:name="ro29" style:family="table-row">
      <style:table-row-properties style:row-height="82.5pt" style:use-optimal-row-height="false" fo:break-before="auto"/>
    </style:style>
    <style:style style:name="ro30" style:family="table-row">
      <style:table-row-properties style:row-height="84.75pt" style:use-optimal-row-height="false" fo:break-before="auto"/>
    </style:style>
    <style:style style:name="ro31" style:family="table-row">
      <style:table-row-properties style:row-height="144pt" style:use-optimal-row-height="false" fo:break-before="auto"/>
    </style:style>
    <style:style style:name="ro32" style:family="table-row">
      <style:table-row-properties style:row-height="54.75pt" style:use-optimal-row-height="false" fo:break-before="auto"/>
    </style:style>
    <style:style style:name="ro33" style:family="table-row">
      <style:table-row-properties style:row-height="93.75pt" style:use-optimal-row-height="false" fo:break-before="auto"/>
    </style:style>
    <style:style style:name="ro34" style:family="table-row">
      <style:table-row-properties style:row-height="96.75pt" style:use-optimal-row-height="false" fo:break-before="auto"/>
    </style:style>
    <style:style style:name="ro35" style:family="table-row">
      <style:table-row-properties style:row-height="81.75pt" style:use-optimal-row-height="false" fo:break-before="auto"/>
    </style:style>
    <style:style style:name="ro36" style:family="table-row">
      <style:table-row-properties style:row-height="83.25pt" style:use-optimal-row-height="false" fo:break-before="auto"/>
    </style:style>
    <style:style style:name="ro37" style:family="table-row">
      <style:table-row-properties style:row-height="140.25pt" style:use-optimal-row-height="false" fo:break-before="auto"/>
    </style:style>
    <style:style style:name="ro38" style:family="table-row">
      <style:table-row-properties style:row-height="85.5pt" style:use-optimal-row-height="false" fo:break-before="auto"/>
    </style:style>
    <style:style style:name="ro39" style:family="table-row">
      <style:table-row-properties style:row-height="90.75pt" style:use-optimal-row-height="false" fo:break-before="auto"/>
    </style:style>
    <style:style style:name="ro40" style:family="table-row">
      <style:table-row-properties style:row-height="102pt" style:use-optimal-row-height="false" fo:break-before="auto"/>
    </style:style>
    <style:style style:name="ro41" style:family="table-row">
      <style:table-row-properties style:row-height="98.25pt" style:use-optimal-row-height="false" fo:break-before="auto"/>
    </style:style>
    <style:style style:name="ro42" style:family="table-row">
      <style:table-row-properties style:row-height="100.5pt" style:use-optimal-row-height="false" fo:break-before="auto"/>
    </style:style>
    <style:style style:name="ro43" style:family="table-row">
      <style:table-row-properties style:row-height="94.5pt" style:use-optimal-row-height="false" fo:break-before="auto"/>
    </style:style>
    <style:style style:name="ro44" style:family="table-row">
      <style:table-row-properties style:row-height="103.5pt" style:use-optimal-row-height="false" fo:break-before="auto"/>
    </style:style>
    <style:style style:name="ro45" style:family="table-row">
      <style:table-row-properties style:row-height="102.75pt" style:use-optimal-row-height="false" fo:break-before="auto"/>
    </style:style>
    <style:style style:name="ro46" style:family="table-row">
      <style:table-row-properties style:row-height="108pt" style:use-optimal-row-height="false" fo:break-before="auto"/>
    </style:style>
    <style:style style:name="ro47" style:family="table-row">
      <style:table-row-properties style:row-height="91.5pt" style:use-optimal-row-height="false" fo:break-before="auto"/>
    </style:style>
    <style:style style:name="ro48" style:family="table-row">
      <style:table-row-properties style:row-height="101.25pt" style:use-optimal-row-height="false" fo:break-before="auto"/>
    </style:style>
    <style:style style:name="ro49" style:family="table-row">
      <style:table-row-properties style:row-height="104.25pt" style:use-optimal-row-height="false" fo:break-before="auto"/>
    </style:style>
    <style:style style:name="ro50" style:family="table-row">
      <style:table-row-properties style:row-height="95.25pt" style:use-optimal-row-height="false" fo:break-before="auto"/>
    </style:style>
    <style:style style:name="ro51" style:family="table-row">
      <style:table-row-properties style:row-height="114.75pt" style:use-optimal-row-height="false" fo:break-before="auto"/>
    </style:style>
    <style:style style:name="ro52" style:family="table-row">
      <style:table-row-properties style:row-height="99.75pt" style:use-optimal-row-height="false" fo:break-before="auto"/>
    </style:style>
    <style:style style:name="ro53" style:family="table-row">
      <style:table-row-properties style:row-height="409.6pt" style:use-optimal-row-height="true" fo:break-before="auto"/>
    </style:style>
    <style:style style:name="ro54" style:family="table-row">
      <style:table-row-properties style:row-height="113.25pt" style:use-optimal-row-height="false" fo:break-before="auto"/>
    </style:style>
    <style:style style:name="ta1" style:family="table" style:master-page-name="mp1">
      <style:table-properties table:display="true" table:tab-color="#808080" style:writing-mode="lr-tb"/>
    </style:style>
    <style:style style:name="ta2" style:family="table" style:master-page-name="mp1">
      <style:table-properties table:display="true" table:tab-color="#00B050" style:writing-mode="lr-tb"/>
    </style:style>
    <style:style style:name="ta3" style:family="table" style:master-page-name="mp1">
      <style:table-properties table:display="true" table:tab-color="#7E350E" style:writing-mode="lr-tb"/>
    </style:style>
    <style:style style:name="ta4" style:family="table" style:master-page-name="mp1">
      <style:table-properties table:display="true" table:tab-color="#09B097" style:writing-mode="lr-tb"/>
    </style:style>
    <style:style style:name="ce67" style:family="table-cell" style:parent-style-name="Default" style:data-style-name="N0">
      <style:table-cell-properties fo:border="thin solid #000000" style:vertical-align="middle" fo:background-color="#D4EDBC" style:repeat-content="false"/>
      <style:paragraph-properties fo:text-align="center"/>
      <style:text-properties fo:color="#178064" style:font-name="Microsoft YaHei" style:font-name-asian="Microsoft YaHei" style:font-name-complex="Microsoft YaHei" fo:font-weight="bold" style:font-weight-asian="bold" style:font-weight-complex="bold"/>
      <style:map style:condition="of:cell-content()=&quot;N/E&quot;" style:apply-style-name="cf4"/>
      <style:map style:condition="of:cell-content()=&quot;N/A&quot;" style:apply-style-name="cf3"/>
      <style:map style:condition="of:cell-content()=&quot;FAIL&quot;" style:apply-style-name="cf2"/>
      <style:map style:condition="of:cell-content()=&quot;PASS&quot;" style:apply-style-name="cf1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4EDBC" style:repeat-content="false"/>
      <style:paragraph-properties fo:text-align="center"/>
      <style:text-properties fo:color="#178064" style:font-name="Microsoft YaHei" style:font-name-asian="Microsoft YaHei" style:font-name-complex="Microsoft YaHei" fo:font-weight="bold" style:font-weight-asian="bold" style:font-weight-complex="bold"/>
      <style:map style:condition="of:cell-content()=&quot;N/E&quot;" style:apply-style-name="cf4"/>
      <style:map style:condition="of:cell-content()=&quot;N/A&quot;" style:apply-style-name="cf3"/>
      <style:map style:condition="of:cell-content()=&quot;FAIL&quot;" style:apply-style-name="cf2"/>
      <style:map style:condition="of:cell-content()=&quot;PASS&quot;" style:apply-style-name="cf1"/>
    </style:style>
    <style:style style:name="ce6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4EDBC" style:repeat-content="false"/>
      <style:paragraph-properties fo:text-align="center"/>
      <style:text-properties fo:color="#178064" style:font-name="Microsoft YaHei" style:font-name-asian="Microsoft YaHei" style:font-name-complex="Microsoft YaHei" fo:font-weight="bold" style:font-weight-asian="bold" style:font-weight-complex="bold"/>
      <style:map style:condition="of:cell-content()=&quot;N/E&quot;" style:apply-style-name="cf4"/>
      <style:map style:condition="of:cell-content()=&quot;N/A&quot;" style:apply-style-name="cf3"/>
      <style:map style:condition="of:cell-content()=&quot;FAIL&quot;" style:apply-style-name="cf2"/>
      <style:map style:condition="of:cell-content()=&quot;PASS&quot;" style:apply-style-name="cf1"/>
    </style:style>
    <style:style style:name="ce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4EDBC" style:repeat-content="false"/>
      <style:paragraph-properties fo:text-align="center"/>
      <style:text-properties fo:color="#178064" style:font-name="Microsoft YaHei" style:font-name-asian="Microsoft YaHei" style:font-name-complex="Microsoft YaHei" fo:font-weight="bold" style:font-weight-asian="bold" style:font-weight-complex="bold"/>
      <style:map style:condition="of:cell-content()=&quot;N/E&quot;" style:apply-style-name="cf4"/>
      <style:map style:condition="of:cell-content()=&quot;N/A&quot;" style:apply-style-name="cf3"/>
      <style:map style:condition="of:cell-content()=&quot;FAIL&quot;" style:apply-style-name="cf2"/>
      <style:map style:condition="of:cell-content()=&quot;PASS&quot;" style:apply-style-name="cf1"/>
    </style:style>
    <style:style style:name="ce71" style:family="table-cell" style:parent-style-name="Default" style:data-style-name="N0">
      <style:table-cell-properties fo:border="thin solid #000000" style:vertical-align="middle" fo:background-color="#D4EDBC" style:repeat-content="false"/>
      <style:paragraph-properties fo:text-align="center"/>
      <style:text-properties fo:color="#178064" style:font-name="Tahoma" style:font-name-asian="Tahoma" style:font-name-complex="Tahoma"/>
      <style:map style:condition="of:cell-content()=&quot;N/E&quot;" style:apply-style-name="cf4"/>
      <style:map style:condition="of:cell-content()=&quot;N/A&quot;" style:apply-style-name="cf3"/>
      <style:map style:condition="of:cell-content()=&quot;FAIL&quot;" style:apply-style-name="cf2"/>
      <style:map style:condition="of:cell-content()=&quot;PASS&quot;" style:apply-style-name="cf1"/>
    </style:style>
    <style:style style:name="ce72" style:family="table-cell" style:parent-style-name="Default" style:data-style-name="N0">
      <style:table-cell-properties fo:border="thin solid #000000" style:vertical-align="middle" fo:background-color="#D4EDBC" style:repeat-content="false"/>
      <style:paragraph-properties fo:text-align="center"/>
      <style:text-properties fo:color="#178064" style:font-name="Tahoma" style:font-name-asian="Tahoma" style:font-name-complex="Tahoma"/>
      <style:map style:condition="of:cell-content()=&quot;N/E&quot;" style:apply-style-name="cf4"/>
      <style:map style:condition="of:cell-content()=&quot;N/A&quot;" style:apply-style-name="cf3"/>
      <style:map style:condition="of:cell-content()=&quot;FAIL&quot;" style:apply-style-name="cf2"/>
      <style:map style:condition="of:cell-content()=&quot;PASS&quot;" style:apply-style-name="cf1"/>
    </style:style>
    <style:style style:name="ce73" style:family="table-cell" style:parent-style-name="Default" style:data-style-name="N0">
      <style:table-cell-properties fo:border="thin solid #000000" style:vertical-align="middle" fo:background-color="#D4EDBC" style:repeat-content="false"/>
      <style:paragraph-properties fo:text-align="center"/>
      <style:text-properties fo:color="#178064" style:font-name="Microsoft YaHei" style:font-name-asian="Microsoft YaHei" style:font-name-complex="Microsoft YaHei"/>
      <style:map style:condition="of:cell-content()=&quot;N/E&quot;" style:apply-style-name="cf4"/>
      <style:map style:condition="of:cell-content()=&quot;N/A&quot;" style:apply-style-name="cf3"/>
      <style:map style:condition="of:cell-content()=&quot;FAIL&quot;" style:apply-style-name="cf2"/>
      <style:map style:condition="of:cell-content()=&quot;PASS&quot;" style:apply-style-name="cf1"/>
    </style:style>
    <style:style style:name="ce74" style:family="table-cell" style:parent-style-name="Default" style:data-style-name="N0">
      <style:table-cell-properties fo:border="thin solid #000000" style:vertical-align="middle" fo:background-color="#D4EDBC" style:repeat-content="false"/>
      <style:paragraph-properties fo:text-align="center"/>
      <style:text-properties fo:color="#178064" style:font-name="Microsoft YaHei" style:font-name-asian="Microsoft YaHei" style:font-name-complex="Microsoft YaHei"/>
      <style:map style:condition="of:cell-content()=&quot;N/E&quot;" style:apply-style-name="cf4"/>
      <style:map style:condition="of:cell-content()=&quot;N/A&quot;" style:apply-style-name="cf3"/>
      <style:map style:condition="of:cell-content()=&quot;FAIL&quot;" style:apply-style-name="cf2"/>
      <style:map style:condition="of:cell-content()=&quot;PASS&quot;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PASS&quot;;&quot;FAIL&quot;;&quot;N/A&quot;;&quot;N/E&quot;)">
          <table:help-message table:display="true"/>
          <table:error-message table:display="true"/>
        </table:content-validation>
        <table:content-validation table:name="val2" table:condition="of:cell-content-is-in-list(&quot;PASS&quot;;&quot;FAIL&quot;;&quot;N/A&quot;;&quot;N/E&quot;)">
          <table:help-message table:display="true"/>
          <table:error-message table:display="true"/>
        </table:content-validation>
        <table:content-validation table:name="val3" table:condition="of:cell-content-is-in-list(&quot;PASS&quot;;&quot;FAIL&quot;;&quot;N/A&quot;;&quot;N/E&quot;)">
          <table:help-message table:display="true"/>
          <table:error-message table:display="true"/>
        </table:content-validation>
      </table:content-validations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9" table:number-rows-spanned="1" table:style-name="ce39">
            <text:p>QAcart Todo Application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64">
            <text:p>Project Name</text:p>
          </table:table-cell>
          <table:covered-table-cell/>
          <table:table-cell office:value-type="string" table:number-columns-spanned="4" table:number-rows-spanned="1" table:style-name="ce62">
            <text:p>Todo Application</text:p>
          </table:table-cell>
          <table:covered-table-cell table:number-columns-repeated="3"/>
          <table:table-cell table:number-columns-spanned="3" table:number-rows-spanned="5" table:style-name="ce63"/>
          <table:covered-table-cell table:number-columns-repeated="2"/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64">
            <text:p>Tester Name</text:p>
          </table:table-cell>
          <table:covered-table-cell/>
          <table:table-cell office:value-type="string" table:number-columns-spanned="4" table:number-rows-spanned="1" table:style-name="ce62">
            <text:p>Rehab Essam Hassan Mahmoud</text:p>
          </table:table-cell>
          <table:covered-table-cell table:number-columns-repeated="3"/>
          <table:covered-table-cell/>
          <table:covered-table-cell table:number-columns-repeated="2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61">
            <text:p>Software Version</text:p>
          </table:table-cell>
          <table:covered-table-cell/>
          <table:table-cell office:value-type="string" table:number-columns-spanned="4" table:number-rows-spanned="1" table:style-name="ce62">
            <text:p>V 1.0</text:p>
          </table:table-cell>
          <table:covered-table-cell table:number-columns-repeated="3"/>
          <table:covered-table-cell/>
          <table:covered-table-cell table:number-columns-repeated="2"/>
          <table:table-cell table:number-columns-repeated="16375"/>
        </table:table-row>
        <table:table-row table:style-name="ro5">
          <table:table-cell office:value-type="string" table:number-columns-spanned="2" table:number-rows-spanned="1" table:style-name="ce61">
            <text:p>Browsers</text:p>
          </table:table-cell>
          <table:covered-table-cell/>
          <table:table-cell office:value-type="string" table:number-columns-spanned="4" table:number-rows-spanned="1" table:style-name="ce66">
            <text:p>Chrome Version 141.0.7390.123 (Official Build) (64-bit).</text:p>
            <text:p>Microsoft Edge Version 142.0.3595.69 (Official build) (64-bit).</text:p>
            <text:p>Mozilla Firefox Version144.0.2 (Official build) ‏(64-bit).</text:p>
          </table:table-cell>
          <table:covered-table-cell table:number-columns-repeated="3"/>
          <table:covered-table-cell/>
          <table:covered-table-cell table:number-columns-repeated="2"/>
          <table:table-cell table:number-columns-repeated="16375"/>
        </table:table-row>
        <table:table-row table:style-name="ro6">
          <table:table-cell office:value-type="string" table:number-columns-spanned="2" table:number-rows-spanned="1" table:style-name="ce64">
            <text:p>Date</text:p>
          </table:table-cell>
          <table:covered-table-cell/>
          <table:table-cell office:value-type="string" table:number-columns-spanned="4" table:number-rows-spanned="1" table:style-name="ce65">
            <text:p>13/11/2025</text:p>
          </table:table-cell>
          <table:covered-table-cell table:number-columns-repeated="3"/>
          <table:covered-table-cell/>
          <table:covered-table-cell table:number-columns-repeated="2"/>
          <table:table-cell table:number-columns-repeated="16375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number-rows-repeated="1048562" table:style-name="ro7">
          <table:table-cell table:number-columns-repeated="16384"/>
        </table:table-row>
      </table:table>
      <table:table table:name="SignUp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4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75" table:default-cell-style-name="ce1"/>
        <table:table-row table:style-name="ro8">
          <table:table-cell office:value-type="string" table:style-name="ce5">
            <text:p>ID</text:p>
          </table:table-cell>
          <table:table-cell office:value-type="string" table:style-name="ce5">
            <text:p>Test Suite</text:p>
          </table:table-cell>
          <table:table-cell office:value-type="string" table:style-name="ce6">
            <text:p>Test Title</text:p>
          </table:table-cell>
          <table:table-cell office:value-type="string" table:style-name="ce6">
            <text:p>Pre-Condition</text:p>
          </table:table-cell>
          <table:table-cell office:value-type="string" table:style-name="ce10">
            <text:p>Test Steps</text:p>
          </table:table-cell>
          <table:table-cell office:value-type="string" table:style-name="ce6">
            <text:p>Test Data</text:p>
          </table:table-cell>
          <table:table-cell office:value-type="string" table:style-name="ce5">
            <text:p>Expected result</text:p>
          </table:table-cell>
          <table:table-cell office:value-type="string" table:style-name="ce6">
            <text:p>Actual Result</text:p>
          </table:table-cell>
          <table:table-cell office:value-type="string" table:style-name="ce5">
            <text:p>Status</text:p>
          </table:table-cell>
          <table:table-cell table:number-columns-repeated="16375"/>
        </table:table-row>
        <table:table-row table:style-name="ro9">
          <table:table-cell office:value-type="string" table:style-name="ce11">
            <text:p>SU_TC001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Signup should not be possible with an empty first name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5">
            <text:p>1- Keep the first name empty.<text:s text:c="17"/></text:p>
            <text:p>2- Fill a correct last name.<text:s text:c="20"/></text:p>
            <text:p>3- Fill a correct email format, and the email should not be registed in the database.<text:s text:c="9"/></text:p>
            <text:p>4- Fill a correct password.<text:s text:c="23"/></text:p>
            <text:p>5- Fill a correct confirm password.<text:s text:c="15"/></text:p>
            <text:p>6- Click on signup button.</text:p>
          </table:table-cell>
          <table:table-cell office:value-type="string" table:style-name="ce18">
            <text:p>1- First name : keep empty</text:p>
            <text:p>2- Last name : Al-Ashry</text:p>
            <text:p>3- Email : test@gmail.com</text:p>
            <text:p>4- Password : Rehab74!</text:p>
            <text:p>5- Confirm Password : Rehab74!<text:s text:c="15"/></text:p>
          </table:table-cell>
          <table:table-cell office:value-type="string" table:style-name="ce19">
            <text:p>Should show this error "First Name is required, and it should be more than 3 characters"</text:p>
          </table:table-cell>
          <table:table-cell office:value-type="string" table:style-name="ce22">
            <text:p>This error message was displayed "First Name is required, and it should be more than 3 characters"<text:s/></text:p>
          </table:table-cell>
          <table:table-cell office:value-type="string" table:content-validation-name="val1" table:style-name="ce67">
            <text:p>PASS</text:p>
          </table:table-cell>
          <table:table-cell table:number-columns-repeated="16375"/>
        </table:table-row>
        <table:table-row table:style-name="ro10">
          <table:table-cell office:value-type="string" table:style-name="ce11">
            <text:p>SU_TC002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Signup should not be possible with a first name with 2 characters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5">
            <text:p>1- Enter a first name with two characters.<text:s text:c="22"/></text:p>
            <text:p>2- Fill a correct last name.<text:s text:c="27"/></text:p>
            <text:p>3- Fill a correct email format, and the email should not be registed in the database.<text:s text:c="6"/></text:p>
            <text:p>4- Fill a correct password.<text:s text:c="23"/></text:p>
            <text:p>5- Fill a correct confirm password.<text:s text:c="13"/></text:p>
            <text:p>6- Click on signup button.</text:p>
          </table:table-cell>
          <table:table-cell office:value-type="string" table:style-name="ce18">
            <text:p>1- First name : Re</text:p>
            <text:p>2- Last name : Al-Ashry</text:p>
            <text:p>3- Email : test1@gmail.com</text:p>
            <text:p>4- Password : Rehab74!</text:p>
            <text:p>5- Confirm Password : Rehab74!<text:s text:c="15"/></text:p>
          </table:table-cell>
          <table:table-cell office:value-type="string" table:style-name="ce19">
            <text:p>Should show this error "First Name is required, and it should be more than 3 characters"</text:p>
          </table:table-cell>
          <table:table-cell office:value-type="string" table:style-name="ce22">
            <text:p>This error message was displayed "First Name is required, and it should be more than 3 characters"<text:s/></text:p>
          </table:table-cell>
          <table:table-cell office:value-type="string" table:content-validation-name="val1" table:style-name="ce67">
            <text:p>PASS</text:p>
          </table:table-cell>
          <table:table-cell table:number-columns-repeated="16375"/>
        </table:table-row>
        <table:table-row table:style-name="ro11">
          <table:table-cell office:value-type="string" table:style-name="ce11">
            <text:p>SU_TC003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Signup should be possible if the first name is equal to 3 characters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5">
            <text:p>1- Enter a first name with three characters.<text:s text:c="22"/></text:p>
            <text:p>2- Fill a correct last name.<text:s text:c="24"/></text:p>
            <text:p>3- Fill a correct email format, and the email should not be registed in the database.<text:s text:c="7"/></text:p>
            <text:p>4- Fill a correct password.<text:s text:c="25"/></text:p>
            <text:p>5- Fill a correct confirm password.<text:s text:c="11"/></text:p>
            <text:p>6- Click on signup button.</text:p>
          </table:table-cell>
          <table:table-cell office:value-type="string" table:style-name="ce18">
            <text:p>1- First name : Reh</text:p>
            <text:p>2- Last name : Al-Ashry</text:p>
            <text:p>3- Email : test2@gmail.com</text:p>
            <text:p>4- Password : Rehab74!</text:p>
            <text:p>5- Confirm Password : Rehab74!<text:s text:c="15"/></text:p>
          </table:table-cell>
          <table:table-cell office:value-type="string" table:style-name="ce16">
            <text:p>Should signup the user correctly</text:p>
          </table:table-cell>
          <table:table-cell office:value-type="string" table:style-name="ce22">
            <text:p>Signup was correct</text:p>
          </table:table-cell>
          <table:table-cell office:value-type="string" table:content-validation-name="val1" table:style-name="ce67">
            <text:p>PASS</text:p>
          </table:table-cell>
          <table:table-cell table:number-columns-repeated="16375"/>
        </table:table-row>
        <table:table-row table:style-name="ro12">
          <table:table-cell office:value-type="string" table:style-name="ce11">
            <text:p>SU_TC004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Signup should be possible if the first name is equal to 4 characters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5">
            <text:p>1- Enter a first name with four characters.<text:s text:c="18"/></text:p>
            <text:p>2- Fill a correct last name.<text:s text:c="26"/></text:p>
            <text:p>3- Fill a correct email format, and the email should not be registed in the database.<text:s text:c="8"/></text:p>
            <text:p>4- Fill a correct password.<text:s text:c="22"/></text:p>
            <text:p>5- Fill a correct confirm password.<text:s text:c="11"/></text:p>
            <text:p>6- Click on signup button.</text:p>
          </table:table-cell>
          <table:table-cell office:value-type="string" table:style-name="ce15">
            <text:p>1- First name : Reha</text:p>
            <text:p>2- Last name : Al-Ashry</text:p>
            <text:p>3- Email : test3@gmail.com</text:p>
            <text:p>4- Password : Rehab74!</text:p>
            <text:p>5- Confirm Password : Rehab74!<text:s text:c="15"/></text:p>
          </table:table-cell>
          <table:table-cell office:value-type="string" table:style-name="ce19">
            <text:p>Should signup the user correctly</text:p>
          </table:table-cell>
          <table:table-cell office:value-type="string" table:style-name="ce22">
            <text:p>Signup was correct</text:p>
          </table:table-cell>
          <table:table-cell office:value-type="string" table:content-validation-name="val1" table:style-name="ce67">
            <text:p>PASS</text:p>
          </table:table-cell>
          <table:table-cell table:number-columns-repeated="16375"/>
        </table:table-row>
        <table:table-row table:style-name="ro13">
          <table:table-cell office:value-type="string" table:style-name="ce11">
            <text:p>SU_TC005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Signup should not be possible with an empty Last name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5">
            <text:p>1- Fill a correct first name.<text:s text:c="25"/></text:p>
            <text:p>2- Keep the last name empty.<text:s text:c="25"/></text:p>
            <text:p>3- Fill a correct email format, and the email should not be registed in the database.<text:s text:c="7"/></text:p>
            <text:p>4- Fill a correct password.<text:s text:c="17"/></text:p>
            <text:p>5- Fill a correct confirm password.<text:s text:c="15"/></text:p>
            <text:p>6- Click on signup button.</text:p>
          </table:table-cell>
          <table:table-cell office:value-type="string" table:style-name="ce18">
            <text:p>1- First name : Rehab</text:p>
            <text:p>2- Last name : keep empty</text:p>
            <text:p>3- Email : test@gmail.com</text:p>
            <text:p>4- Password : Rehab74!</text:p>
            <text:p>5- Confirm Password : Rehab74!<text:s text:c="15"/></text:p>
          </table:table-cell>
          <table:table-cell office:value-type="string" table:style-name="ce16">
            <text:p>Should show this error "Last Name is required, and it should be more than 3 characters"</text:p>
          </table:table-cell>
          <table:table-cell office:value-type="string" table:style-name="ce22">
            <text:p>This error message was displayed "Last Name is required, and it should be more than 3 characters"<text:s/></text:p>
          </table:table-cell>
          <table:table-cell office:value-type="string" table:content-validation-name="val1" table:style-name="ce67">
            <text:p>PASS</text:p>
          </table:table-cell>
          <table:table-cell table:number-columns-repeated="16375"/>
        </table:table-row>
        <table:table-row table:style-name="ro14">
          <table:table-cell office:value-type="string" table:style-name="ce11">
            <text:p>SU_TC006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Signup should not be possible with a last name with 2 characters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5">
            <text:p>1- Fill a correct first name.<text:s text:c="27"/></text:p>
            <text:p>2- Enter a last name with two characters.<text:s text:c="27"/></text:p>
            <text:p>3- Fill a correct email format, and the email should not be registed in the database.<text:s text:c="7"/></text:p>
            <text:p>4- Fill a correct password.<text:s text:c="17"/></text:p>
            <text:p>5- Fill a correct confirm password.<text:s text:c="11"/></text:p>
            <text:p>6- Click on signup button.</text:p>
          </table:table-cell>
          <table:table-cell office:value-type="string" table:style-name="ce18">
            <text:p>1- First name : Rehab</text:p>
            <text:p>2- Last name : Al</text:p>
            <text:p>3- Email : test1@gmail.com</text:p>
            <text:p>4- Password : Rehab74!</text:p>
            <text:p>5- Confirm Password : Rehab74!<text:s text:c="15"/></text:p>
          </table:table-cell>
          <table:table-cell office:value-type="string" table:style-name="ce16">
            <text:p>Should show this error "Last Name is required, and it should be more than 3 characters"</text:p>
          </table:table-cell>
          <table:table-cell office:value-type="string" table:style-name="ce22">
            <text:p>This error message was displayed "Last Name is required, and it should be more than 3 characters"<text:s/></text:p>
          </table:table-cell>
          <table:table-cell office:value-type="string" table:content-validation-name="val1" table:style-name="ce67">
            <text:p>PASS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SU_TC007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Signup should be possible if the last name is equal to 3 characters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5">
            <text:p>1- Fill a correct first name.<text:s text:c="20"/></text:p>
            <text:p>2- Enter a last name with three characters.<text:s text:c="28"/></text:p>
            <text:p>3- Fill a correct email format, and the email should not be registed in the database.<text:s text:c="7"/></text:p>
            <text:p>4- Fill a correct password.<text:s text:c="26"/></text:p>
            <text:p>5- Fill a correct confirm password.<text:s text:c="11"/></text:p>
            <text:p>6- Click on signup button.</text:p>
          </table:table-cell>
          <table:table-cell office:value-type="string" table:style-name="ce18">
            <text:p>1- First name : Rehab</text:p>
            <text:p>2- Last name : Ala</text:p>
            <text:p>3- Email : test9@gmail.com</text:p>
            <text:p>4- Password : Rehab74!</text:p>
            <text:p>5- Confirm Password : Rehab74!<text:s text:c="15"/></text:p>
          </table:table-cell>
          <table:table-cell office:value-type="string" table:style-name="ce19">
            <text:p>Should signup the user correctly</text:p>
          </table:table-cell>
          <table:table-cell office:value-type="string" table:style-name="ce22">
            <text:p>Signup was correct</text:p>
          </table:table-cell>
          <table:table-cell office:value-type="string" table:content-validation-name="val1" table:style-name="ce67">
            <text:p>PASS</text:p>
          </table:table-cell>
          <table:table-cell table:number-columns-repeated="16375"/>
        </table:table-row>
        <table:table-row table:style-name="ro14">
          <table:table-cell office:value-type="string" table:style-name="ce11">
            <text:p>SU_TC008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Signup should be possible if the last name is equal to 4 characters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5">
            <text:p>1- Fill a correct first name.<text:s text:c="26"/></text:p>
            <text:p>2- Enter a last name with four characters.<text:s text:c="28"/></text:p>
            <text:p>3- Fill a correct email format, and the email should not be registed in the database.<text:s text:c="4"/></text:p>
            <text:p>4- Fill a correct password.<text:s text:c="17"/></text:p>
            <text:p>5- Fill a correct confirm password.<text:s text:c="9"/></text:p>
            <text:p>6- Click on signup button.</text:p>
          </table:table-cell>
          <table:table-cell office:value-type="string" table:style-name="ce15">
            <text:p>1- First name : Rehab</text:p>
            <text:p>2- Last name : Al-Ashry</text:p>
            <text:p>3- Email : test11@gmail.com</text:p>
            <text:p>4- Password : Rehab74!</text:p>
            <text:p>5- Confirm Password : Rehab74!<text:s text:c="15"/></text:p>
          </table:table-cell>
          <table:table-cell office:value-type="string" table:style-name="ce19">
            <text:p>Should signup the user correctly</text:p>
          </table:table-cell>
          <table:table-cell office:value-type="string" table:style-name="ce22">
            <text:p>Signup was correct</text:p>
          </table:table-cell>
          <table:table-cell office:value-type="string" table:content-validation-name="val1" table:style-name="ce67">
            <text:p>PASS</text:p>
          </table:table-cell>
          <table:table-cell table:number-columns-repeated="16375"/>
        </table:table-row>
        <table:table-row table:style-name="ro16">
          <table:table-cell office:value-type="string" table:style-name="ce11">
            <text:p>SU_TC009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Signup should not be possible if the email is in an invalid format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5">
            <text:p>1- Fill a correct first name.<text:s/></text:p>
            <text:p>2- Fill a correct second name.<text:s text:c="12"/></text:p>
            <text:p>3- Fill a wrong email format.<text:s text:c="16"/></text:p>
            <text:p>4- Fill a correct password.<text:s text:c="24"/></text:p>
            <text:p>5- Fill a correct confirm password.<text:s text:c="12"/></text:p>
            <text:p>6- Click on signup button.</text:p>
          </table:table-cell>
          <table:table-cell office:value-type="string" table:style-name="ce15">
            <text:p>1- First name : Rehab</text:p>
            <text:p>2- Last name : Al-Ashry</text:p>
            <text:p>3- Email : test14@.com</text:p>
            <text:p>4- Password : Rehab74!</text:p>
            <text:p>5- Confirm Password : Rehab74!<text:s text:c="15"/></text:p>
          </table:table-cell>
          <table:table-cell office:value-type="string" table:style-name="ce16">
            <text:p>Should show this error "Please Insert a correct Email format"</text:p>
          </table:table-cell>
          <table:table-cell office:value-type="string" table:style-name="ce22">
            <text:p>This error message was displayed "Please Insert a correct Email format"<text:s/></text:p>
          </table:table-cell>
          <table:table-cell office:value-type="string" table:content-validation-name="val1" table:style-name="ce67">
            <text:p>PASS</text:p>
          </table:table-cell>
          <table:table-cell table:number-columns-repeated="16375"/>
        </table:table-row>
        <table:table-row table:style-name="ro17">
          <table:table-cell office:value-type="string" table:style-name="ce11">
            <text:p>SU_TC010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Signup should not be possible if the email is empty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5">
            <text:p>1- Fill a correct first name.<text:s text:c="35"/></text:p>
            <text:p>2- Fill a correct second name.<text:s text:c="31"/></text:p>
            <text:p>3- Keep the email empty.<text:s text:c="38"/></text:p>
            <text:p>4- Fill a correct password.<text:s text:c="36"/></text:p>
            <text:p>5- Fill a correct confirm password.<text:s text:c="25"/></text:p>
            <text:p>6- Click on signup button.</text:p>
          </table:table-cell>
          <table:table-cell office:value-type="string" table:style-name="ce15">
            <text:p>1- First name : Rehab</text:p>
            <text:p>2- Last name : Al-Ashry</text:p>
            <text:p>3- Email : keep empty</text:p>
            <text:p>4- Password : Rehab74!</text:p>
            <text:p>5- Confirm Password : Rehab74!<text:s text:c="15"/></text:p>
          </table:table-cell>
          <table:table-cell office:value-type="string" table:style-name="ce16">
            <text:p>Should show this error "Please Insert a correct Email format"</text:p>
          </table:table-cell>
          <table:table-cell office:value-type="string" table:style-name="ce22">
            <text:p>This error message was displayed "Please Insert a correct Email format"<text:s/></text:p>
          </table:table-cell>
          <table:table-cell office:value-type="string" table:content-validation-name="val1" table:style-name="ce67">
            <text:p>PASS</text:p>
          </table:table-cell>
          <table:table-cell table:number-columns-repeated="16375"/>
        </table:table-row>
        <table:table-row table:style-name="ro18">
          <table:table-cell office:value-type="string" table:style-name="ce11">
            <text:p>SU_TC011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Signup should not be possible if the email already exists in the database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5">
            <text:p>1- Fill a correct first name.<text:s text:c="35"/></text:p>
            <text:p>2- Fill a correct second name.<text:s text:c="31"/></text:p>
            <text:p>3- Fill an email already registered in the database.<text:s text:c="51"/></text:p>
            <text:p>4- Fill a correct password.<text:s text:c="36"/></text:p>
            <text:p>5- Fill a correct confirm password.<text:s text:c="25"/></text:p>
            <text:p>6- Click on signup button.</text:p>
          </table:table-cell>
          <table:table-cell office:value-type="string" table:style-name="ce15">
            <text:p>1- First name : Rehab</text:p>
            <text:p>2- Last name : Al-Ashry</text:p>
            <text:p>3- Email : test11@gmail.com</text:p>
            <text:p>4- Password : Rehab74!</text:p>
            <text:p>5- Confirm Password : Rehab74!<text:s text:c="15"/></text:p>
          </table:table-cell>
          <table:table-cell office:value-type="string" table:style-name="ce16">
            <text:p>Should show this error "Email is already exists in the Database"</text:p>
          </table:table-cell>
          <table:table-cell office:value-type="string" table:style-name="ce22">
            <text:p>This error message was displayed "Email is already exists in the Database"<text:s/></text:p>
          </table:table-cell>
          <table:table-cell office:value-type="string" table:content-validation-name="val1" table:style-name="ce67">
            <text:p>PASS</text:p>
          </table:table-cell>
          <table:table-cell table:number-columns-repeated="16375"/>
        </table:table-row>
        <table:table-row table:style-name="ro19">
          <table:table-cell office:value-type="string" table:style-name="ce11">
            <text:p>SU_TC012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Signup should be possible if the email is correct and not registered in the database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5">
            <text:p>1- Fill a correct first name.</text:p>
            <text:p>2- Fill a correct second name.</text:p>
            <text:p>3- Fill a correct email that is not registered in the database.</text:p>
            <text:p>4- Fill a correct password.</text:p>
            <text:p>5- Fill a correct confirm password.</text:p>
            <text:p>6- Click on signup button.</text:p>
          </table:table-cell>
          <table:table-cell office:value-type="string" table:style-name="ce15">
            <text:p>1- First name : Rehab</text:p>
            <text:p>2- Last name : Al-Ashry</text:p>
            <text:p>3- Email : test74@gmail.com</text:p>
            <text:p>4- Password : Rehab74!</text:p>
            <text:p>5- Confirm Password : Rehab74!<text:s text:c="15"/></text:p>
          </table:table-cell>
          <table:table-cell office:value-type="string" table:style-name="ce19">
            <text:p>Should signup the user correctly</text:p>
          </table:table-cell>
          <table:table-cell office:value-type="string" table:style-name="ce22">
            <text:p>Signup was correct</text:p>
          </table:table-cell>
          <table:table-cell office:value-type="string" table:content-validation-name="val1" table:style-name="ce68">
            <text:p>PASS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SU_TC013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Signup should not be possible if the password does not contain 8 characters (invalid)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5">
            <text:p>1- Fill a correct first Name.<text:s text:c="17"/></text:p>
            <text:p>2- Fill a correct last name.<text:s text:c="20"/></text:p>
            <text:p>3- Fill a correct email format, and the email should not be registed in the database.<text:s text:c="9"/></text:p>
            <text:p>4- Fill the password with 7 characters.<text:s text:c="23"/></text:p>
            <text:p>5- Fill a correct confirm password.<text:s text:c="15"/></text:p>
            <text:p>6- Click on signup button.</text:p>
          </table:table-cell>
          <table:table-cell office:value-type="string" table:style-name="ce15">
            <text:p>1- First name : Rehab</text:p>
            <text:p>2- Last name : Al-Ashry</text:p>
            <text:p>3- Email : test33@gmail.com</text:p>
            <text:p>4- Password : Rehab4!</text:p>
            <text:p>5- Confirm Password : Rehab4!<text:s text:c="15"/></text:p>
          </table:table-cell>
          <table:table-cell office:value-type="string" table:style-name="ce20">
            <text:p>Should show this error "Password must be Minimum eight characters, at least one uppercase letter, one lowercase letter, one number and one special character"</text:p>
          </table:table-cell>
          <table:table-cell office:value-type="string" table:style-name="ce22">
            <text:p>This error message was displayed "Password must be Minimum eight characters, at least one uppercase letter, one lowercase letter, one number and one special character"<text:s/></text:p>
          </table:table-cell>
          <table:table-cell office:value-type="string" table:content-validation-name="val1" table:style-name="ce67">
            <text:p>PASS</text:p>
          </table:table-cell>
          <table:table-cell table:number-columns-repeated="16375"/>
        </table:table-row>
        <table:table-row table:style-name="ro11">
          <table:table-cell office:value-type="string" table:style-name="ce11">
            <text:p>SU_TC014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Signup should not be possible if the password does not contain uppercase letter (invalid)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5">
            <text:p>1- Fill a correct first Name.<text:s text:c="17"/></text:p>
            <text:p>2- Fill a correct last name.<text:s text:c="20"/></text:p>
            <text:p>3- Fill a correct email format, and the email should not be registed in the database.<text:s text:c="9"/></text:p>
            <text:p>4- Fill the password without uppercase letter.<text:s text:c="23"/></text:p>
            <text:p>5- Fill a correct confirm password.<text:s text:c="15"/></text:p>
            <text:p>6- Click on signup button.</text:p>
          </table:table-cell>
          <table:table-cell office:value-type="string" table:style-name="ce15">
            <text:p>1- First name : Rehab</text:p>
            <text:p>2- Last name : Al-Ashry</text:p>
            <text:p>3- Email : test34@gmail.com</text:p>
            <text:p>4- Password : rehab47!</text:p>
            <text:p>5- Confirm Password : rehab47!<text:s text:c="15"/></text:p>
          </table:table-cell>
          <table:table-cell office:value-type="string" table:style-name="ce20">
            <text:p>Should show this error "Password must be Minimum eight characters, at least one uppercase letter, one lowercase letter, one number and one special character"</text:p>
          </table:table-cell>
          <table:table-cell office:value-type="string" table:style-name="ce22">
            <text:p>Signup was correct</text:p>
          </table:table-cell>
          <table:table-cell office:value-type="string" table:content-validation-name="val1" table:style-name="ce69">
            <text:p>FAIL</text:p>
          </table:table-cell>
          <table:table-cell table:number-columns-repeated="16375"/>
        </table:table-row>
        <table:table-row table:style-name="ro20">
          <table:table-cell office:value-type="string" table:style-name="ce11">
            <text:p>SU_TC015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Signup should not be possible if the password does not contain lowercase letter (invalid)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5">
            <text:p>1- Fill a correct first Name.<text:s text:c="17"/></text:p>
            <text:p>2- Fill a correct last name.<text:s text:c="20"/></text:p>
            <text:p>3- Fill a correct email format, and the email should not be registed in the database.<text:s text:c="9"/></text:p>
            <text:p>4- Fill the password without lowercase letter.<text:s text:c="23"/></text:p>
            <text:p>5- Fill a correct confirm password.<text:s text:c="15"/></text:p>
            <text:p>6- Click on signup button.</text:p>
          </table:table-cell>
          <table:table-cell office:value-type="string" table:style-name="ce15">
            <text:p>1- First name : Rehab</text:p>
            <text:p>2- Last name : Al-Ashry</text:p>
            <text:p>3- Email : test35@gmail.com</text:p>
            <text:p>4- Password : REHAB47!</text:p>
            <text:p>5- Confirm Password : REHAB47!<text:s text:c="15"/></text:p>
          </table:table-cell>
          <table:table-cell office:value-type="string" table:style-name="ce20">
            <text:p>Should show this error "Password must be Minimum eight characters, at least one uppercase letter, one lowercase letter, one number and one special character"</text:p>
          </table:table-cell>
          <table:table-cell office:value-type="string" table:style-name="ce22">
            <text:p>Signup was correct</text:p>
          </table:table-cell>
          <table:table-cell office:value-type="string" table:content-validation-name="val1" table:style-name="ce68">
            <text:p>FAIL</text:p>
          </table:table-cell>
          <table:table-cell table:number-columns-repeated="16375"/>
        </table:table-row>
        <table:table-row table:style-name="ro21">
          <table:table-cell office:value-type="string" table:style-name="ce11">
            <text:p>SU_TC016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Signup should not be possible if the password does not contain at least one number (invalid)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5">
            <text:p>1- Fill a correct first Name.<text:s text:c="17"/></text:p>
            <text:p>2- Fill a correct last name.<text:s text:c="20"/></text:p>
            <text:p>3- Fill a correct email format, and the email should not be registed in the database.<text:s text:c="9"/></text:p>
            <text:p>4- Fill the password without any numbers.<text:s text:c="23"/></text:p>
            <text:p>5- Fill a correct confirm password.<text:s text:c="15"/></text:p>
            <text:p>6- Click on signup button.</text:p>
          </table:table-cell>
          <table:table-cell office:value-type="string" table:style-name="ce15">
            <text:p>1- First name : Rehab</text:p>
            <text:p>2- Last name : Al-Ashry</text:p>
            <text:p>3- Email : test36@gmail.com</text:p>
            <text:p>4- Password : RehabAl!</text:p>
            <text:p>5- Confirm Password : RehabAl!<text:s text:c="15"/></text:p>
          </table:table-cell>
          <table:table-cell office:value-type="string" table:style-name="ce20">
            <text:p>Should show this error "Password must be Minimum eight characters, at least one uppercase letter, one lowercase letter, one number and one special character"</text:p>
          </table:table-cell>
          <table:table-cell office:value-type="string" table:style-name="ce22">
            <text:p>Signup was correct</text:p>
          </table:table-cell>
          <table:table-cell office:value-type="string" table:content-validation-name="val1" table:style-name="ce68">
            <text:p>FAIL</text:p>
          </table:table-cell>
          <table:table-cell table:number-columns-repeated="16375"/>
        </table:table-row>
        <table:table-row table:style-name="ro22">
          <table:table-cell office:value-type="string" table:style-name="ce11">
            <text:p>SU_TC017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Signup should not be possible if the password does not contain a special characters (invalid)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5">
            <text:p>1- Fill a correct first Name.<text:s text:c="17"/></text:p>
            <text:p>2- Fill a correct last name.<text:s text:c="20"/></text:p>
            <text:p>3- Fill a correct email format, and the email should not be registed in the database.<text:s text:c="9"/></text:p>
            <text:p>4- Fill the password without any special characters.<text:s text:c="23"/></text:p>
            <text:p>5- Fill a correct confirm password.<text:s text:c="15"/></text:p>
            <text:p>6- Click on signup button.</text:p>
          </table:table-cell>
          <table:table-cell office:value-type="string" table:style-name="ce15">
            <text:p>1- First name : Rehab</text:p>
            <text:p>2- Last name : Al-Ashry</text:p>
            <text:p>3- Email : test37@gmail.com</text:p>
            <text:p>4- Password : RehabAlashry74</text:p>
            <text:p>5- Confirm Password : RehabAlashry74<text:s text:c="14"/></text:p>
          </table:table-cell>
          <table:table-cell office:value-type="string" table:style-name="ce20">
            <text:p>Should show this error "Password must be Minimum eight characters, at least one uppercase letter, one lowercase letter, one number and one special character"</text:p>
          </table:table-cell>
          <table:table-cell office:value-type="string" table:style-name="ce22">
            <text:p>Signup was correct</text:p>
          </table:table-cell>
          <table:table-cell office:value-type="string" table:content-validation-name="val1" table:style-name="ce68">
            <text:p>FAIL</text:p>
          </table:table-cell>
          <table:table-cell table:number-columns-repeated="16375"/>
        </table:table-row>
        <table:table-row table:style-name="ro23">
          <table:table-cell office:value-type="string" table:style-name="ce11">
            <text:p>SU_TC018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Signup should be possible if the password is valid 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5">
            <text:p>1- Fill a correct first Name.<text:s text:c="17"/></text:p>
            <text:p>2- Fill a correct last name.<text:s text:c="20"/></text:p>
            <text:p>3- Fill a correct email format, and the email should not be registed in the database.<text:s text:c="9"/></text:p>
            <text:p>4- Fill a correct password.<text:s text:c="23"/></text:p>
            <text:p>5- Fill a correct confirm password.<text:s text:c="15"/></text:p>
            <text:p>6- Click on signup button.</text:p>
          </table:table-cell>
          <table:table-cell office:value-type="string" table:style-name="ce15">
            <text:p>1- First name : Rehab</text:p>
            <text:p>2- Last name : Al-Ashry</text:p>
            <text:p>3- Email : test38@gmail.com</text:p>
            <text:p>4- Password : Rehab74!</text:p>
            <text:p>5- Confirm Password : Rehab74!<text:s text:c="15"/></text:p>
          </table:table-cell>
          <table:table-cell office:value-type="string" table:style-name="ce19">
            <text:p>Should signup the user correctly</text:p>
          </table:table-cell>
          <table:table-cell office:value-type="string" table:style-name="ce22">
            <text:p>Signup was correct</text:p>
          </table:table-cell>
          <table:table-cell office:value-type="string" table:content-validation-name="val1" table:style-name="ce68">
            <text:p>PASS</text:p>
          </table:table-cell>
          <table:table-cell table:number-columns-repeated="16375"/>
        </table:table-row>
        <table:table-row table:style-name="ro24">
          <table:table-cell office:value-type="string" table:style-name="ce11">
            <text:p>SU_TC019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Signup should not be possible if the password is empty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7">
            <text:p>1- Fill a correct first name.</text:p>
            <text:p>2- Fill a correct second name.</text:p>
            <text:p>3- Fill a correct email format, and the email should not be registed in the database.</text:p>
            <text:p>4- Keep the password empty.</text:p>
            <text:p>5- Fill a correct confirm password.</text:p>
            <text:p>6- Click on signup button.<text:s text:c="51"/></text:p>
            <text:p><text:s text:c="35"/></text:p>
            <text:p><text:s text:c="30"/></text:p>
            <text:p><text:s text:c="33"/></text:p>
            <text:p><text:s text:c="23"/></text:p>
            <text:p><text:s text:c="5"/></text:p>
          </table:table-cell>
          <table:table-cell office:value-type="string" table:style-name="ce15">
            <text:p>1- First name : Rehab</text:p>
            <text:p>2- Last name : Al-Ashry</text:p>
            <text:p>3- Email : test39@gmail.com</text:p>
            <text:p>4- Password : keep empty</text:p>
            <text:p>5- Confirm Password : Rehab74!<text:s text:c="15"/></text:p>
          </table:table-cell>
          <table:table-cell office:value-type="string" table:style-name="ce16">
            <text:p>Should show this error "Password must be Minimum eight characters, at least one uppercase letter, one lowercase letter, one number and one special character"</text:p>
          </table:table-cell>
          <table:table-cell office:value-type="string" table:style-name="ce22">
            <text:p>This error message was displayed "Password must be Minimum eight characters, at least one uppercase letter, one lowercase letter, one number and one special character"<text:s/></text:p>
          </table:table-cell>
          <table:table-cell office:value-type="string" table:content-validation-name="val1" table:style-name="ce68">
            <text:p>PASS</text:p>
          </table:table-cell>
          <table:table-cell table:number-columns-repeated="16375"/>
        </table:table-row>
        <table:table-row table:style-name="ro11">
          <table:table-cell office:value-type="string" table:style-name="ce11">
            <text:p>SU_TC020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Signup should not be possible if the confirm password is empty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5">
            <text:p>1- Fill a correct first name.</text:p>
            <text:p>2- Fill a correct second name.</text:p>
            <text:p>3- Fill a correct email format, and the email should not be registed in the database.</text:p>
            <text:p>4- Fill a correct password.</text:p>
            <text:p>5- keep confirm password empty.</text:p>
            <text:p>6- Click on signup button.<text:s text:c="62"/></text:p>
          </table:table-cell>
          <table:table-cell office:value-type="string" table:style-name="ce15">
            <text:p>1- First name : Rehab</text:p>
            <text:p>2- Last name : Al-Ashry</text:p>
            <text:p>3- Email : test40@gmail.com</text:p>
            <text:p>4- Password : Rehab74!</text:p>
            <text:p>5- Confirm Password : keep empty<text:s text:c="14"/></text:p>
          </table:table-cell>
          <table:table-cell office:value-type="string" table:style-name="ce16">
            <text:p>Should show this error "Second password does not match the first Password"</text:p>
          </table:table-cell>
          <table:table-cell office:value-type="string" table:style-name="ce22">
            <text:p>This error message was displayed "Second password does not match the first Password"</text:p>
          </table:table-cell>
          <table:table-cell office:value-type="string" table:content-validation-name="val1" table:style-name="ce68">
            <text:p>PASS</text:p>
          </table:table-cell>
          <table:table-cell table:number-columns-repeated="16375"/>
        </table:table-row>
        <table:table-row table:style-name="ro25">
          <table:table-cell office:value-type="string" table:style-name="ce11">
            <text:p>SU_TC021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Signup should not be possible if the confirm password (invalid) does not match the password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7">
            <text:p>1- Fill a correct first name.</text:p>
            <text:p>2- Fill a correct second name.</text:p>
            <text:p>3- Fill a correct email format, and the email should not be registed in the database.</text:p>
            <text:p>4- Fill a correct password.</text:p>
            <text:p>5- Fill confirm password with the unmatched data.</text:p>
            <text:p>6- Click on signup button.<text:s text:c="51"/></text:p>
            <text:p><text:s text:c="35"/></text:p>
            <text:p><text:s text:c="30"/></text:p>
            <text:p><text:s text:c="33"/></text:p>
            <text:p><text:s text:c="23"/></text:p>
            <text:p><text:s text:c="5"/></text:p>
          </table:table-cell>
          <table:table-cell office:value-type="string" table:style-name="ce15">
            <text:p>1- First name : Rehab</text:p>
            <text:p>2- Last name : Al-Ashry</text:p>
            <text:p>3- Email : test41@gmail.com</text:p>
            <text:p>4- Password : Rehab74!</text:p>
            <text:p>5- Confirm Password : Alashry74!<text:s text:c="14"/></text:p>
          </table:table-cell>
          <table:table-cell office:value-type="string" table:style-name="ce16">
            <text:p>Should show this error "Second password does not match the first Password"</text:p>
          </table:table-cell>
          <table:table-cell office:value-type="string" table:style-name="ce20">
            <text:p>This error message was displayed "Second password does not match the first Password"</text:p>
          </table:table-cell>
          <table:table-cell office:value-type="string" table:content-validation-name="val1" table:style-name="ce68">
            <text:p>PASS</text:p>
          </table:table-cell>
          <table:table-cell table:number-columns-repeated="16375"/>
        </table:table-row>
        <table:table-row table:style-name="ro26">
          <table:table-cell office:value-type="string" table:style-name="ce11">
            <text:p>SU_TC022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Signup should be possible if the confirmed password (valid) matches the password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5">
            <text:p>1- Fill a correct first name.</text:p>
            <text:p>2- Fill a correct second name.</text:p>
            <text:p>3- Fill a correct email format, and the email should not be registed in the database.</text:p>
            <text:p>4- Fill a correct password.</text:p>
            <text:p>5- Fill a correct confirm password.</text:p>
            <text:p>6- Click on signup button.<text:s text:c="50"/></text:p>
          </table:table-cell>
          <table:table-cell office:value-type="string" table:style-name="ce15">
            <text:p>1- First name : Rehab</text:p>
            <text:p>2- Last name : Al-Ashry</text:p>
            <text:p>3- Email : test42@gmail.com</text:p>
            <text:p>4- Password : Rehab74!</text:p>
            <text:p>5- Confirm Password : Rehab74!<text:s text:c="14"/></text:p>
          </table:table-cell>
          <table:table-cell office:value-type="string" table:style-name="ce19">
            <text:p>Should signup the user correctly</text:p>
          </table:table-cell>
          <table:table-cell office:value-type="string" table:style-name="ce22">
            <text:p>Signup was correct</text:p>
          </table:table-cell>
          <table:table-cell office:value-type="string" table:content-validation-name="val1" table:style-name="ce68">
            <text:p>PASS</text:p>
          </table:table-cell>
          <table:table-cell table:number-columns-repeated="16375"/>
        </table:table-row>
        <table:table-row table:style-name="ro27">
          <table:table-cell office:value-type="string" table:style-name="ce11">
            <text:p>SU_TC023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Signup should be possible if all the data is valid, and press the enter button on the keyboard instead of clicking on the signup button using the mouse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5">
            <text:p>1- Fill a correct first name.</text:p>
            <text:p>2- Fill a correct second name.</text:p>
            <text:p>3- Fill a correct email format, and the email should not be registed in the database.</text:p>
            <text:p>4- Fill a correct password.</text:p>
            <text:p>5- Fill a correct confirm password.</text:p>
            <text:p>6- Press "Enter" button.<text:s text:c="51"/></text:p>
          </table:table-cell>
          <table:table-cell office:value-type="string" table:style-name="ce15">
            <text:p>1- First name : Rehab</text:p>
            <text:p>2- Last name : Al-Ashry</text:p>
            <text:p>3- Email : test43@gmail.com</text:p>
            <text:p>4- Password : Rehab74!</text:p>
            <text:p>5- Confirm Password : Rehab74!<text:s text:c="14"/></text:p>
          </table:table-cell>
          <table:table-cell office:value-type="string" table:style-name="ce19">
            <text:p>Should signup the user correctly</text:p>
          </table:table-cell>
          <table:table-cell office:value-type="string" table:style-name="ce20">
            <text:p>Signup can't be done</text:p>
          </table:table-cell>
          <table:table-cell office:value-type="string" table:content-validation-name="val1" table:style-name="ce68">
            <text:p>FAIL</text:p>
          </table:table-cell>
          <table:table-cell table:number-columns-repeated="16375"/>
        </table:table-row>
        <table:table-row table:style-name="ro28">
          <table:table-cell office:value-type="string" table:style-name="ce11">
            <text:p>SU_TC024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Verifying the "Do you have an account" link on signup page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5">
            <text:p>Clicking the "Do you have an account" link on signup page.<text:s text:c="48"/></text:p>
          </table:table-cell>
          <table:table-cell office:value-type="string" table:style-name="ce16">
            <text:p>~</text:p>
          </table:table-cell>
          <table:table-cell office:value-type="string" table:style-name="ce21">
            <text:p>1-The link is readable and correctly labeled.</text:p>
            <text:p>2-The link is clickable.</text:p>
            <text:p>3-Clicking the link redirects the user to the login page.</text:p>
          </table:table-cell>
          <table:table-cell office:value-type="string" table:style-name="ce23">
            <text:p>1-The link is readable and correctly labeled.</text:p>
            <text:p>2-The link is clickable.</text:p>
            <text:p>3-Clicking the link redirects the user to the login page.</text:p>
          </table:table-cell>
          <table:table-cell office:value-type="string" table:content-validation-name="val1" table:style-name="ce67">
            <text:p>PASS</text:p>
          </table:table-cell>
          <table:table-cell table:number-columns-repeated="16375"/>
        </table:table-row>
        <table:table-row table:style-name="ro29">
          <table:table-cell office:value-type="string" table:style-name="ce11">
            <text:p>SU_TC025</text:p>
          </table:table-cell>
          <table:table-cell office:value-type="string" table:style-name="ce12">
            <text:p>signup</text:p>
          </table:table-cell>
          <table:table-cell office:value-type="string" table:style-name="ce15">
            <text:p>Verifying the Compatibility of the signup page on different environments with different screen sizes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5">
            <text:p>1-Open developer tools.</text:p>
            <text:p>2-Change screen dimensions by choosing different environments.<text:s text:c="35"/></text:p>
          </table:table-cell>
          <table:table-cell office:value-type="string" table:style-name="ce16">
            <text:p>Try using different environments as mobiles and ipad, by changing dimensions using developer tools.</text:p>
          </table:table-cell>
          <table:table-cell office:value-type="string" table:style-name="ce16">
            <text:p>Signup page should be compatible and runs correctly on various systems with various screen sizes without any need to be modified.</text:p>
          </table:table-cell>
          <table:table-cell office:value-type="string" table:style-name="ce20">
            <text:p>The signup page isn't compatible and needs modifications because it doesn't adapt to different screen sizes; it appears on the left side of the page instead of being centered.</text:p>
          </table:table-cell>
          <table:table-cell office:value-type="string" table:content-validation-name="val1" table:style-name="ce70">
            <text:p>FAIL</text:p>
          </table:table-cell>
          <table:table-cell table:number-columns-repeated="16375"/>
        </table:table-row>
        <table:table-row table:style-name="ro30">
          <table:table-cell office:value-type="string" table:style-name="ce11">
            <text:p>SU_TC026</text:p>
          </table:table-cell>
          <table:table-cell office:value-type="string" table:style-name="ce12">
            <text:p>signup</text:p>
          </table:table-cell>
          <table:table-cell office:value-type="string" table:style-name="ce16">
            <text:p>Verifying the Compatibility of the signup page with different screen displaying mode in different environments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6">
            <text:p>1-Open developer tools.</text:p>
            <text:p>2-Select rotation mode.</text:p>
          </table:table-cell>
          <table:table-cell office:value-type="string" table:style-name="ce16">
            <text:p>Try using different screen displaying mode by clicking rotate icon.</text:p>
          </table:table-cell>
          <table:table-cell office:value-type="string" table:style-name="ce16">
            <text:p>Signup page should be compatible and runs correctly on various systems with various screen displaying modes without any need to be modified.</text:p>
          </table:table-cell>
          <table:table-cell office:value-type="string" table:style-name="ce20">
            <text:p>The signup page isn't compatible and needs modifications as its appearance differs and doesn't adapt to different screen display modes.<text:s/></text:p>
            <text:p/>
          </table:table-cell>
          <table:table-cell office:value-type="string" table:content-validation-name="val1" table:style-name="ce70">
            <text:p>FAIL</text:p>
          </table:table-cell>
          <table:table-cell table:number-columns-repeated="16375"/>
        </table:table-row>
        <table:table-row table:style-name="ro31">
          <table:table-cell office:value-type="string" table:style-name="ce11">
            <text:p>SU_TC027</text:p>
          </table:table-cell>
          <table:table-cell office:value-type="string" table:style-name="ce12">
            <text:p>signup</text:p>
          </table:table-cell>
          <table:table-cell office:value-type="string" table:style-name="ce16">
            <text:p>Signup with all valid data to validate that the location of the loader is in a suitable place.</text:p>
          </table:table-cell>
          <table:table-cell office:value-type="string" table:style-name="ce15">
            <text:p>To be on the signup page</text:p>
          </table:table-cell>
          <table:table-cell office:value-type="string" table:style-name="ce15">
            <text:p>1- Fill a correct first name.</text:p>
            <text:p>2- Fill a correct second name.</text:p>
            <text:p>3- Fill a correct email format, and the email should not be registed in the database.</text:p>
            <text:p>4- Fill a correct password.</text:p>
            <text:p>5- Fill a correct confirm password.</text:p>
            <text:p>6- Click on signup button.<text:s text:c="50"/></text:p>
          </table:table-cell>
          <table:table-cell office:value-type="string" table:style-name="ce15">
            <text:p>1- First name : Rehab</text:p>
            <text:p>2- Last name : Al-Ashry</text:p>
            <text:p>3- Email : test147@gmail.com</text:p>
            <text:p>4- Password : Rehab74!</text:p>
            <text:p>5- Confirm Password : Rehab74!<text:s text:c="14"/></text:p>
          </table:table-cell>
          <table:table-cell office:value-type="string" table:style-name="ce16">
            <text:p>The location of the loader should be in a suitable place.</text:p>
          </table:table-cell>
          <table:table-cell office:value-type="string" table:style-name="ce20">
            <text:p>The location of the loader is already in a suitable place.</text:p>
          </table:table-cell>
          <table:table-cell office:value-type="string" table:content-validation-name="val1" table:style-name="ce67">
            <text:p>PASS</text:p>
          </table:table-cell>
          <table:table-cell table:number-columns-repeated="16375"/>
        </table:table-row>
        <table:table-row table:style-name="ro7">
          <table:table-cell table:number-columns-repeated="2" table:style-name="ce1"/>
          <table:table-cell table:style-name="ce4"/>
          <table:table-cell table:style-name="ce1"/>
          <table:table-cell table:style-name="ce4"/>
          <table:table-cell table:number-columns-repeated="16379" table:style-name="ce1"/>
        </table:table-row>
        <table:table-row table:number-rows-repeated="1048547" table:style-name="ro7">
          <table:table-cell table:number-columns-repeated="16384"/>
        </table:table-row>
      </table:table>
      <table:table table:name="Login" table:style-name="ta3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3" table:default-cell-style-name="ce1"/>
        <table:table-column table:style-name="co1" table:number-columns-repeated="16375" table:default-cell-style-name="ce1"/>
        <table:table-row table:style-name="ro32">
          <table:table-cell office:value-type="string" table:style-name="ce5">
            <text:p>ID</text:p>
          </table:table-cell>
          <table:table-cell office:value-type="string" table:style-name="ce5">
            <text:p>Test Suite</text:p>
          </table:table-cell>
          <table:table-cell office:value-type="string" table:style-name="ce6">
            <text:p>Test Title</text:p>
          </table:table-cell>
          <table:table-cell office:value-type="string" table:style-name="ce6">
            <text:p>Pre-Condition</text:p>
          </table:table-cell>
          <table:table-cell office:value-type="string" table:style-name="ce10">
            <text:p>Test Steps</text:p>
          </table:table-cell>
          <table:table-cell office:value-type="string" table:style-name="ce6">
            <text:p>Test Data</text:p>
          </table:table-cell>
          <table:table-cell office:value-type="string" table:style-name="ce5">
            <text:p>Expected result</text:p>
          </table:table-cell>
          <table:table-cell office:value-type="string" table:style-name="ce6">
            <text:p>Actual Result</text:p>
          </table:table-cell>
          <table:table-cell office:value-type="string" table:style-name="ce5">
            <text:p>Status</text:p>
          </table:table-cell>
          <table:table-cell table:number-columns-repeated="16375" table:style-name="ce30"/>
        </table:table-row>
        <table:table-row table:style-name="ro33">
          <table:table-cell office:value-type="string" table:style-name="ce11">
            <text:p>LI_TC001</text:p>
          </table:table-cell>
          <table:table-cell office:value-type="string" table:style-name="ce31">
            <text:p>Login</text:p>
          </table:table-cell>
          <table:table-cell office:value-type="string" table:style-name="ce16">
            <text:p>Login should not be possible if the email is empty.</text:p>
          </table:table-cell>
          <table:table-cell office:value-type="string" table:style-name="ce31">
            <text:p>To be on the login page</text:p>
          </table:table-cell>
          <table:table-cell office:value-type="string" table:style-name="ce14">
            <text:p>1- Keep the email empty<text:s/></text:p>
            <text:p>2- Fill a correct password<text:s/></text:p>
            <text:p>3- Click "login" button</text:p>
          </table:table-cell>
          <table:table-cell office:value-type="string" table:style-name="ce16">
            <text:p>1- Email : Keep empty<text:s/></text:p>
            <text:p>2- Password : Rehab74!</text:p>
          </table:table-cell>
          <table:table-cell office:value-type="string" table:style-name="ce16">
            <text:p>Should show this error "Please Insert a correct Email format"</text:p>
          </table:table-cell>
          <table:table-cell office:value-type="string" table:style-name="ce34">
            <text:p>This error message was displayed "Please Insert a correct Email format"<text:s/></text:p>
          </table:table-cell>
          <table:table-cell office:value-type="string" table:content-validation-name="val2" table:style-name="ce71">
            <text:p>PASS</text:p>
          </table:table-cell>
          <table:table-cell table:number-columns-repeated="16375"/>
        </table:table-row>
        <table:table-row table:style-name="ro28">
          <table:table-cell office:value-type="string" table:style-name="ce11">
            <text:p>LI_TC002</text:p>
          </table:table-cell>
          <table:table-cell office:value-type="string" table:style-name="ce31">
            <text:p>Login</text:p>
          </table:table-cell>
          <table:table-cell office:value-type="string" table:style-name="ce16">
            <text:p>Login should not be possible if the email is in an invalid format.</text:p>
          </table:table-cell>
          <table:table-cell office:value-type="string" table:style-name="ce31">
            <text:p>To be on the login page</text:p>
          </table:table-cell>
          <table:table-cell office:value-type="string" table:style-name="ce14">
            <text:p>1- Fill a wrong email format<text:s/></text:p>
            <text:p>2- Fill a correct password<text:s/></text:p>
            <text:p>3- Click "login" button</text:p>
          </table:table-cell>
          <table:table-cell office:value-type="string" table:style-name="ce16">
            <text:p>1- Email : test83.com</text:p>
            <text:p>2- Password : Rehab74!</text:p>
          </table:table-cell>
          <table:table-cell office:value-type="string" table:style-name="ce16">
            <text:p>Should show this error "Please Insert a correct Email format"</text:p>
          </table:table-cell>
          <table:table-cell office:value-type="string" table:style-name="ce34">
            <text:p>This error message was displayed "Please Insert a correct Email format"<text:s/></text:p>
          </table:table-cell>
          <table:table-cell office:value-type="string" table:content-validation-name="val2" table:style-name="ce72">
            <text:p>PASS</text:p>
          </table:table-cell>
          <table:table-cell table:number-columns-repeated="16375"/>
        </table:table-row>
        <table:table-row table:style-name="ro34">
          <table:table-cell office:value-type="string" table:style-name="ce11">
            <text:p>LI_TC003</text:p>
          </table:table-cell>
          <table:table-cell office:value-type="string" table:style-name="ce31">
            <text:p>Login</text:p>
          </table:table-cell>
          <table:table-cell office:value-type="string" table:style-name="ce16">
            <text:p>Login should not be possible with an unregistered email.</text:p>
          </table:table-cell>
          <table:table-cell office:value-type="string" table:style-name="ce31">
            <text:p>To be on the login page</text:p>
          </table:table-cell>
          <table:table-cell office:value-type="string" table:style-name="ce32">
            <text:p>1- Fill the email with an email address not registered in the database.</text:p>
            <text:p>2- Fill a correct password<text:s/></text:p>
            <text:p>3- Click "login" button</text:p>
          </table:table-cell>
          <table:table-cell office:value-type="string" table:style-name="ce16">
            <text:p>1- Email : tester1@gmail.com</text:p>
            <text:p>2- Password : Rehab74!</text:p>
          </table:table-cell>
          <table:table-cell office:value-type="string" table:style-name="ce16">
            <text:p>Should show this error "We could not find the email in the database"</text:p>
          </table:table-cell>
          <table:table-cell office:value-type="string" table:style-name="ce34">
            <text:p>This error message was displayed "We could not find the email in the database"<text:s/></text:p>
          </table:table-cell>
          <table:table-cell office:value-type="string" table:content-validation-name="val2" table:style-name="ce71">
            <text:p>PASS</text:p>
          </table:table-cell>
          <table:table-cell table:number-columns-repeated="16375"/>
        </table:table-row>
        <table:table-row table:style-name="ro35">
          <table:table-cell office:value-type="string" table:style-name="ce11">
            <text:p>LI_TC004</text:p>
          </table:table-cell>
          <table:table-cell office:value-type="string" table:style-name="ce31">
            <text:p>Login</text:p>
          </table:table-cell>
          <table:table-cell office:value-type="string" table:style-name="ce15">
            <text:p>Login should be possible if the email is correct and registered in the database.</text:p>
          </table:table-cell>
          <table:table-cell office:value-type="string" table:style-name="ce31">
            <text:p>To be on the login page</text:p>
          </table:table-cell>
          <table:table-cell office:value-type="string" table:style-name="ce14">
            <text:p>1- Fill a correct email format, and the email should be registered in the database.<text:s/></text:p>
            <text:p>2- Fill a correct password<text:s/></text:p>
            <text:p>3- Click "login" button</text:p>
          </table:table-cell>
          <table:table-cell office:value-type="string" table:style-name="ce16">
            <text:p>1- Email : test38@gmail.com</text:p>
            <text:p>2- Password : Rehab74!</text:p>
          </table:table-cell>
          <table:table-cell office:value-type="string" table:style-name="ce16">
            <text:p>Should log in the user correctly</text:p>
          </table:table-cell>
          <table:table-cell office:value-type="string" table:style-name="ce22">
            <text:p>login was correct</text:p>
          </table:table-cell>
          <table:table-cell office:value-type="string" table:content-validation-name="val2" table:style-name="ce71">
            <text:p>PASS</text:p>
          </table:table-cell>
          <table:table-cell table:number-columns-repeated="16375"/>
        </table:table-row>
        <table:table-row table:style-name="ro36">
          <table:table-cell office:value-type="string" table:style-name="ce11">
            <text:p>LI_TC005</text:p>
          </table:table-cell>
          <table:table-cell office:value-type="string" table:style-name="ce31">
            <text:p>Login</text:p>
          </table:table-cell>
          <table:table-cell office:value-type="string" table:style-name="ce16">
            <text:p>Login with all valid data to validate that the location of the loader is in a suitable place.</text:p>
          </table:table-cell>
          <table:table-cell office:value-type="string" table:style-name="ce31">
            <text:p>To be on the login page</text:p>
          </table:table-cell>
          <table:table-cell office:value-type="string" table:style-name="ce14">
            <text:p>1- Fill a correct email format, and the email should be registered in the database.<text:s/></text:p>
            <text:p>2- Fill a correct password<text:s/></text:p>
            <text:p>3- Click "login" button</text:p>
          </table:table-cell>
          <table:table-cell office:value-type="string" table:style-name="ce16">
            <text:p>1- Email : test38@gmail.com</text:p>
            <text:p>2- Password : Rehab74!</text:p>
          </table:table-cell>
          <table:table-cell office:value-type="string" table:style-name="ce16">
            <text:p>The location of the loader should be in a suitable place.</text:p>
          </table:table-cell>
          <table:table-cell office:value-type="string" table:style-name="ce20">
            <text:p>The location of the loader is already in a suitable place.</text:p>
          </table:table-cell>
          <table:table-cell office:value-type="string" table:content-validation-name="val2" table:style-name="ce71">
            <text:p>PASS</text:p>
          </table:table-cell>
          <table:table-cell table:number-columns-repeated="16375"/>
        </table:table-row>
        <table:table-row table:style-name="ro37">
          <table:table-cell office:value-type="string" table:style-name="ce11">
            <text:p>LI_TC006</text:p>
          </table:table-cell>
          <table:table-cell office:value-type="string" table:style-name="ce31">
            <text:p>Login</text:p>
          </table:table-cell>
          <table:table-cell office:value-type="string" table:style-name="ce16">
            <text:p>Verifying the "Forgotten password" link on login page.</text:p>
          </table:table-cell>
          <table:table-cell office:value-type="string" table:style-name="ce31">
            <text:p>To be on the login page</text:p>
          </table:table-cell>
          <table:table-cell office:value-type="string" table:style-name="ce14">
            <text:p>1- Fill a correct email format, and the email should be registered in the database.<text:s/></text:p>
            <text:p>2- Fill a wrong password<text:s/></text:p>
            <text:p>3- Click "login" button</text:p>
            <text:p>4-Repeat these steps 3 times.</text:p>
          </table:table-cell>
          <table:table-cell office:value-type="string" table:style-name="ce16">
            <text:p>1- Email : test38@gmail.com</text:p>
            <text:p>2- Password : 1234567</text:p>
          </table:table-cell>
          <table:table-cell office:value-type="string" table:style-name="ce16">
            <text:p>1-The link is readable and correctly labeled.</text:p>
            <text:p>2-The link is clickable.</text:p>
            <text:p>3-Clicking the link redirects the user to the "Find Your Account" page, where the user enters their email address to receive a code to reset their password.</text:p>
          </table:table-cell>
          <table:table-cell office:value-type="string" table:style-name="ce16">
            <text:p>The link did not appear</text:p>
          </table:table-cell>
          <table:table-cell office:value-type="string" table:content-validation-name="val2" table:style-name="ce71">
            <text:p>FAIL</text:p>
          </table:table-cell>
          <table:table-cell table:number-columns-repeated="16375"/>
        </table:table-row>
        <table:table-row table:style-name="ro38">
          <table:table-cell office:value-type="string" table:style-name="ce11">
            <text:p>LI_TC007</text:p>
          </table:table-cell>
          <table:table-cell office:value-type="string" table:style-name="ce31">
            <text:p>Login</text:p>
          </table:table-cell>
          <table:table-cell office:value-type="string" table:style-name="ce16">
            <text:p>Login should be possible if all the data is valid, and press the enter button on the keyboard instead of clicking on the login button using the mouse.</text:p>
          </table:table-cell>
          <table:table-cell office:value-type="string" table:style-name="ce31">
            <text:p>To be on the login page</text:p>
          </table:table-cell>
          <table:table-cell office:value-type="string" table:style-name="ce14">
            <text:p>1- Fill a correct email format, and the email should be registered in the database.<text:s/></text:p>
            <text:p>2- Fill a correct password<text:s/></text:p>
            <text:p>3- Press "enter" button</text:p>
          </table:table-cell>
          <table:table-cell office:value-type="string" table:style-name="ce16">
            <text:p>1- Email : test38@gmail.com</text:p>
            <text:p>2- Password : Rehab74!</text:p>
          </table:table-cell>
          <table:table-cell office:value-type="string" table:style-name="ce16">
            <text:p>Should log in the user correctly</text:p>
          </table:table-cell>
          <table:table-cell office:value-type="string" table:style-name="ce20">
            <text:p>login can't be done</text:p>
          </table:table-cell>
          <table:table-cell office:value-type="string" table:content-validation-name="val2" table:style-name="ce71">
            <text:p>FAIL</text:p>
          </table:table-cell>
          <table:table-cell table:number-columns-repeated="16375"/>
        </table:table-row>
        <table:table-row table:style-name="ro36">
          <table:table-cell office:value-type="string" table:style-name="ce11">
            <text:p>LI_TC008</text:p>
          </table:table-cell>
          <table:table-cell office:value-type="string" table:style-name="ce31">
            <text:p>Login</text:p>
          </table:table-cell>
          <table:table-cell office:value-type="string" table:style-name="ce15">
            <text:p>Verifying the "Create a new Account?" link on login page.</text:p>
          </table:table-cell>
          <table:table-cell office:value-type="string" table:style-name="ce31">
            <text:p>To be on the login page</text:p>
          </table:table-cell>
          <table:table-cell office:value-type="string" table:style-name="ce13">
            <text:p>Clicking the "Create a new Account?" link on login page.<text:s text:c="48"/></text:p>
          </table:table-cell>
          <table:table-cell office:value-type="string" table:style-name="ce11">
            <text:p>~</text:p>
          </table:table-cell>
          <table:table-cell office:value-type="string" table:style-name="ce19">
            <text:p>1-The link is readable and correctly labeled.</text:p>
            <text:p>2-The link is clickable.</text:p>
            <text:p>3-Clicking the link redirects the user to the signup page.</text:p>
          </table:table-cell>
          <table:table-cell office:value-type="string" table:style-name="ce22">
            <text:p>1-The link is readable and correctly labeled.</text:p>
            <text:p>2-The link is clickable.</text:p>
            <text:p>3-Clicking the link redirects the user to the signup page.</text:p>
          </table:table-cell>
          <table:table-cell office:value-type="string" table:content-validation-name="val2" table:style-name="ce71">
            <text:p>PASS</text:p>
          </table:table-cell>
          <table:table-cell table:number-columns-repeated="16375"/>
        </table:table-row>
        <table:table-row table:style-name="ro39">
          <table:table-cell office:value-type="string" table:style-name="ce11">
            <text:p>LI_TC009</text:p>
          </table:table-cell>
          <table:table-cell office:value-type="string" table:style-name="ce31">
            <text:p>Login</text:p>
          </table:table-cell>
          <table:table-cell office:value-type="string" table:style-name="ce15">
            <text:p>Verifying the Compatibility of the login page on different environments with different screen sizes.</text:p>
          </table:table-cell>
          <table:table-cell office:value-type="string" table:style-name="ce31">
            <text:p>To be on the login page</text:p>
          </table:table-cell>
          <table:table-cell office:value-type="string" table:style-name="ce13">
            <text:p>1-Open developer tools.</text:p>
            <text:p>2-Change screen dimensions by choosing different environments.<text:s text:c="35"/></text:p>
          </table:table-cell>
          <table:table-cell office:value-type="string" table:style-name="ce16">
            <text:p>Try using different environments as mobiles and ipad, by changing dimensions using developer tools.</text:p>
          </table:table-cell>
          <table:table-cell office:value-type="string" table:style-name="ce16">
            <text:p>login page should be compatible and runs correctly on various systems with various screen sizes without any need to be modified.</text:p>
          </table:table-cell>
          <table:table-cell office:value-type="string" table:style-name="ce20">
            <text:p>The login page isn't compatible and needs modifications because it doesn't adapt to different screen sizes; it appears on the left side of the page instead of being centered.</text:p>
          </table:table-cell>
          <table:table-cell office:value-type="string" table:content-validation-name="val2" table:style-name="ce71">
            <text:p>FAIL</text:p>
          </table:table-cell>
          <table:table-cell table:number-columns-repeated="16375"/>
        </table:table-row>
        <table:table-row table:style-name="ro30">
          <table:table-cell office:value-type="string" table:style-name="ce11">
            <text:p>LI_TC010</text:p>
          </table:table-cell>
          <table:table-cell office:value-type="string" table:style-name="ce31">
            <text:p>Login</text:p>
          </table:table-cell>
          <table:table-cell office:value-type="string" table:style-name="ce16">
            <text:p>Verifying the Compatibility of the login page with different screen displaying mode in different environments.</text:p>
          </table:table-cell>
          <table:table-cell office:value-type="string" table:style-name="ce31">
            <text:p>To be on the login page</text:p>
          </table:table-cell>
          <table:table-cell office:value-type="string" table:style-name="ce14">
            <text:p>1-Open developer tools.</text:p>
            <text:p>2-Select rotation mode.</text:p>
          </table:table-cell>
          <table:table-cell office:value-type="string" table:style-name="ce16">
            <text:p>Try using different screen displaying mode by clicking rotate icon.</text:p>
          </table:table-cell>
          <table:table-cell office:value-type="string" table:style-name="ce16">
            <text:p>login page should be compatible and runs correctly on various systems with various screen displaying modes without any need to be modified.</text:p>
          </table:table-cell>
          <table:table-cell office:value-type="string" table:style-name="ce20">
            <text:p>The login page isn't compatible and needs modifications as its appearance differs and doesn't adapt to different screen display modes.<text:s/></text:p>
            <text:p/>
          </table:table-cell>
          <table:table-cell office:value-type="string" table:content-validation-name="val2" table:style-name="ce71">
            <text:p>FAIL</text:p>
          </table:table-cell>
          <table:table-cell table:number-columns-repeated="16375"/>
        </table:table-row>
        <table:table-row table:number-rows-repeated="1048565" table:style-name="ro7">
          <table:table-cell table:number-columns-repeated="16384"/>
        </table:table-row>
      </table:table>
      <table:table table:name="Todo_Page" table:style-name="ta4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" table:number-columns-repeated="16375" table:default-cell-style-name="ce1"/>
        <table:table-row table:style-name="ro2">
          <table:table-cell office:value-type="string" table:style-name="ce9">
            <text:p>ID</text:p>
          </table:table-cell>
          <table:table-cell office:value-type="string" table:style-name="ce9">
            <text:p>Test Suite</text:p>
          </table:table-cell>
          <table:table-cell office:value-type="string" table:style-name="ce7">
            <text:p>Test Title</text:p>
          </table:table-cell>
          <table:table-cell office:value-type="string" table:style-name="ce7">
            <text:p>Pre-Condition</text:p>
          </table:table-cell>
          <table:table-cell office:value-type="string" table:style-name="ce8">
            <text:p>Test Steps</text:p>
          </table:table-cell>
          <table:table-cell office:value-type="string" table:style-name="ce7">
            <text:p>Test Data</text:p>
          </table:table-cell>
          <table:table-cell office:value-type="string" table:style-name="ce9">
            <text:p>Expected result</text:p>
          </table:table-cell>
          <table:table-cell office:value-type="string" table:style-name="ce7">
            <text:p>Actual Result</text:p>
          </table:table-cell>
          <table:table-cell office:value-type="string" table:style-name="ce9">
            <text:p>Status</text:p>
          </table:table-cell>
          <table:table-cell table:number-columns-repeated="16375" table:style-name="ce29"/>
        </table:table-row>
        <table:table-row table:style-name="ro40">
          <table:table-cell office:value-type="string" table:style-name="ce35">
            <text:p>TP_TC001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Assigning an empty user name.</text:p>
          </table:table-cell>
          <table:table-cell office:value-type="string" table:style-name="ce31">
            <text:p>To be on the todo page</text:p>
          </table:table-cell>
          <table:table-cell office:value-type="string" table:style-name="ce34">
            <text:p>1- Clicking right-click.</text:p>
            <text:p>2- Choosing inspect.</text:p>
            <text:p>3- Open the "Application" tab.</text:p>
            <text:p>4- Going to "Cookies" or Local Storage.</text:p>
            <text:p>5- Changing First Name.</text:p>
          </table:table-cell>
          <table:table-cell office:value-type="string" table:style-name="ce33">
            <text:p>First Name : Keep Empty.</text:p>
          </table:table-cell>
          <table:table-cell office:value-type="string" table:style-name="ce33">
            <text:p>User name should be displayed as "user" in the welcome message</text:p>
          </table:table-cell>
          <table:table-cell office:value-type="string" table:style-name="ce33">
            <text:p>The username is displayed as a "user" in the welcome message.</text:p>
          </table:table-cell>
          <table:table-cell office:value-type="string" table:content-validation-name="val3" table:style-name="ce73">
            <text:p>PASS</text:p>
          </table:table-cell>
          <table:table-cell table:number-columns-repeated="16375"/>
        </table:table-row>
        <table:table-row table:style-name="ro41">
          <table:table-cell office:value-type="string" table:style-name="ce35">
            <text:p>TP_TC002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Assigning a user name with 1 characters</text:p>
          </table:table-cell>
          <table:table-cell office:value-type="string" table:style-name="ce35">
            <text:p>To be on the todo page</text:p>
          </table:table-cell>
          <table:table-cell office:value-type="string" table:style-name="ce34">
            <text:p>1- Clicking right-click.</text:p>
            <text:p>2- Choosing inspect.</text:p>
            <text:p>3- Open the "Application" tab.</text:p>
            <text:p>4- Going to "Cookies" or Local Storage.</text:p>
            <text:p>5- Changing First Name.</text:p>
          </table:table-cell>
          <table:table-cell office:value-type="string" table:style-name="ce33">
            <text:p>First Name : R</text:p>
          </table:table-cell>
          <table:table-cell office:value-type="string" table:style-name="ce33">
            <text:p>User name should be displayed as "user" in the welcome message</text:p>
          </table:table-cell>
          <table:table-cell office:value-type="string" table:style-name="ce33">
            <text:p>The username is displayed as a "user" in the welcome message.</text:p>
          </table:table-cell>
          <table:table-cell office:value-type="string" table:content-validation-name="val3" table:style-name="ce74">
            <text:p>PASS</text:p>
          </table:table-cell>
          <table:table-cell table:number-columns-repeated="16375"/>
        </table:table-row>
        <table:table-row table:style-name="ro42">
          <table:table-cell office:value-type="string" table:style-name="ce35">
            <text:p>TP_TC003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Assigning a user name with 2 characters</text:p>
          </table:table-cell>
          <table:table-cell office:value-type="string" table:style-name="ce35">
            <text:p>To be on the todo page</text:p>
          </table:table-cell>
          <table:table-cell office:value-type="string" table:style-name="ce34">
            <text:p>1- Clicking right-click.</text:p>
            <text:p>2- Choosing inspect.</text:p>
            <text:p>3- Open the "Application" tab.</text:p>
            <text:p>4- Going to "Cookies" or Local Storage.</text:p>
            <text:p>5- Changing First Name.</text:p>
          </table:table-cell>
          <table:table-cell office:value-type="string" table:style-name="ce33">
            <text:p>First Name : Re</text:p>
          </table:table-cell>
          <table:table-cell office:value-type="string" table:style-name="ce33">
            <text:p>User name should be displayed as "user" in the welcome message</text:p>
          </table:table-cell>
          <table:table-cell office:value-type="string" table:style-name="ce33">
            <text:p>The username is displayed as "Re" in the welcome message</text:p>
          </table:table-cell>
          <table:table-cell office:value-type="string" table:content-validation-name="val3" table:style-name="ce74">
            <text:p>FAIL</text:p>
          </table:table-cell>
          <table:table-cell table:number-columns-repeated="16375"/>
        </table:table-row>
        <table:table-row table:style-name="ro40">
          <table:table-cell office:value-type="string" table:style-name="ce35">
            <text:p>TP_TC004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Assigning a user name with 3 characters</text:p>
          </table:table-cell>
          <table:table-cell office:value-type="string" table:style-name="ce35">
            <text:p>To be on the todo page</text:p>
          </table:table-cell>
          <table:table-cell office:value-type="string" table:style-name="ce34">
            <text:p>1- Clicking right-click.</text:p>
            <text:p>2- Choosing inspect.</text:p>
            <text:p>3- Open the "Application" tab.</text:p>
            <text:p>4- Going to "Cookies" or Local Storage.</text:p>
            <text:p>5- Changing First Name.</text:p>
          </table:table-cell>
          <table:table-cell office:value-type="string" table:style-name="ce33">
            <text:p>First Name : Reh</text:p>
          </table:table-cell>
          <table:table-cell office:value-type="string" table:style-name="ce33">
            <text:p>User name should be displayed as "Reh" in the welcome message</text:p>
          </table:table-cell>
          <table:table-cell office:value-type="string" table:style-name="ce33">
            <text:p>The username is displayed as "Reh" in the welcome message</text:p>
          </table:table-cell>
          <table:table-cell office:value-type="string" table:content-validation-name="val3" table:style-name="ce74">
            <text:p>PASS</text:p>
          </table:table-cell>
          <table:table-cell table:number-columns-repeated="16375"/>
        </table:table-row>
        <table:table-row table:style-name="ro43">
          <table:table-cell office:value-type="string" table:style-name="ce35">
            <text:p>TP_TC005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Assigning a user name with invalid format containing ".".</text:p>
          </table:table-cell>
          <table:table-cell office:value-type="string" table:style-name="ce35">
            <text:p>To be on the todo page</text:p>
          </table:table-cell>
          <table:table-cell office:value-type="string" table:style-name="ce34">
            <text:p>1- Clicking right-click.</text:p>
            <text:p>2- Choosing inspect.</text:p>
            <text:p>3- Open the "Application" tab.</text:p>
            <text:p>4- Going to "Cookies" or Local Storage.</text:p>
            <text:p>5- Changing First Name.</text:p>
          </table:table-cell>
          <table:table-cell office:value-type="string" table:style-name="ce33">
            <text:p>First Name : Reh.</text:p>
          </table:table-cell>
          <table:table-cell office:value-type="string" table:style-name="ce33">
            <text:p>User name should be displayed as "user" in the welcome message</text:p>
          </table:table-cell>
          <table:table-cell office:value-type="string" table:style-name="ce33">
            <text:p>The username is displayed as a "user" in the welcome message.</text:p>
          </table:table-cell>
          <table:table-cell office:value-type="string" table:content-validation-name="val3" table:style-name="ce74">
            <text:p>PASS</text:p>
          </table:table-cell>
          <table:table-cell table:number-columns-repeated="16375"/>
        </table:table-row>
        <table:table-row table:style-name="ro44">
          <table:table-cell office:value-type="string" table:style-name="ce35">
            <text:p>TP_TC006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Assigning a user name with invalid format containing "@".</text:p>
          </table:table-cell>
          <table:table-cell office:value-type="string" table:style-name="ce35">
            <text:p>To be on the todo page</text:p>
          </table:table-cell>
          <table:table-cell office:value-type="string" table:style-name="ce34">
            <text:p>1- Clicking right-click.</text:p>
            <text:p>2- Choosing inspect.</text:p>
            <text:p>3- Open the "Application" tab.</text:p>
            <text:p>4- Going to "Cookies" or Local Storage.</text:p>
            <text:p>5- Changing First Name.</text:p>
          </table:table-cell>
          <table:table-cell office:value-type="string" table:style-name="ce33">
            <text:p>First Name : Rehab@</text:p>
          </table:table-cell>
          <table:table-cell office:value-type="string" table:style-name="ce33">
            <text:p>User name should be displayed as "user" in the welcome message</text:p>
          </table:table-cell>
          <table:table-cell office:value-type="string" table:style-name="ce33">
            <text:p>The username is displayed as a "user" in the welcome message.</text:p>
          </table:table-cell>
          <table:table-cell office:value-type="string" table:content-validation-name="val3" table:style-name="ce74">
            <text:p>PASS</text:p>
          </table:table-cell>
          <table:table-cell table:number-columns-repeated="16375"/>
        </table:table-row>
        <table:table-row table:style-name="ro42">
          <table:table-cell office:value-type="string" table:style-name="ce35">
            <text:p>TP_TC007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Assigning a user name with valid format</text:p>
          </table:table-cell>
          <table:table-cell office:value-type="string" table:style-name="ce35">
            <text:p>To be on the todo page</text:p>
          </table:table-cell>
          <table:table-cell office:value-type="string" table:style-name="ce34">
            <text:p>1- Clicking right-click.</text:p>
            <text:p>2- Choosing inspect.</text:p>
            <text:p>3- Open the "Application" tab.</text:p>
            <text:p>4- Going to "Cookies" or Local Storage.</text:p>
            <text:p>5- Changing First Name.</text:p>
          </table:table-cell>
          <table:table-cell office:value-type="string" table:style-name="ce33">
            <text:p>First Name : Rehab</text:p>
          </table:table-cell>
          <table:table-cell office:value-type="string" table:style-name="ce33">
            <text:p>User name should be displayed as "Rehab" in the welcome message</text:p>
          </table:table-cell>
          <table:table-cell office:value-type="string" table:style-name="ce33">
            <text:p>The username is displayed as a "Rehab" in the welcome message.</text:p>
          </table:table-cell>
          <table:table-cell office:value-type="string" table:content-validation-name="val3" table:style-name="ce74">
            <text:p>PASS</text:p>
          </table:table-cell>
          <table:table-cell table:number-columns-repeated="16375"/>
        </table:table-row>
        <table:table-row table:style-name="ro45">
          <table:table-cell office:value-type="string" table:style-name="ce35">
            <text:p>TP_TC008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Verifying welcome message changes according to time</text:p>
          </table:table-cell>
          <table:table-cell office:value-type="string" table:style-name="ce35">
            <text:p>To be on the todo page</text:p>
          </table:table-cell>
          <table:table-cell office:value-type="string" table:style-name="ce34">
            <text:p>1- Clicking right-click.</text:p>
            <text:p>2- Choosing inspect.</text:p>
            <text:p>3- Clicking on the 3 dots in the top right.</text:p>
            <text:p>4- Choosing more tools then sensors.</text:p>
            <text:p>5- Changing the location.</text:p>
          </table:table-cell>
          <table:table-cell office:value-type="string" table:style-name="ce33">
            <text:p>Location: Tokyo</text:p>
            <text:p>As the time is 8:56 AM<text:s/></text:p>
          </table:table-cell>
          <table:table-cell office:value-type="string" table:style-name="ce33">
            <text:p>The Welcome message should be "Good Morning"</text:p>
          </table:table-cell>
          <table:table-cell office:value-type="string" table:style-name="ce33">
            <text:p>The Welcome message is "Good morning"</text:p>
          </table:table-cell>
          <table:table-cell office:value-type="string" table:content-validation-name="val3" table:style-name="ce74">
            <text:p>PASS</text:p>
          </table:table-cell>
          <table:table-cell table:number-columns-repeated="16375"/>
        </table:table-row>
        <table:table-row table:style-name="ro42">
          <table:table-cell office:value-type="string" table:style-name="ce35">
            <text:p>TP_TC009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Verifying welcome message changes according to time</text:p>
          </table:table-cell>
          <table:table-cell office:value-type="string" table:style-name="ce35">
            <text:p>To be on the todo page</text:p>
          </table:table-cell>
          <table:table-cell office:value-type="string" table:style-name="ce34">
            <text:p>1- Clicking right-click.</text:p>
            <text:p>2- Choosing inspect.</text:p>
            <text:p>3- Clicking on the 3 dots in the top right.</text:p>
            <text:p>4- Choosing more tools then sensors.</text:p>
            <text:p>5- Changing the location.</text:p>
          </table:table-cell>
          <table:table-cell office:value-type="string" table:style-name="ce33">
            <text:p>Location: Mountain View</text:p>
            <text:p>As the time is 4:03 PM</text:p>
          </table:table-cell>
          <table:table-cell office:value-type="string" table:style-name="ce33">
            <text:p>The Welcome message should be "Good Afternoon"</text:p>
          </table:table-cell>
          <table:table-cell office:value-type="string" table:style-name="ce33">
            <text:p>The Welcome message is "Good Afternoon"</text:p>
          </table:table-cell>
          <table:table-cell office:value-type="string" table:content-validation-name="val3" table:style-name="ce74">
            <text:p>PASS</text:p>
          </table:table-cell>
          <table:table-cell table:number-columns-repeated="16375"/>
        </table:table-row>
        <table:table-row table:style-name="ro46">
          <table:table-cell office:value-type="string" table:style-name="ce35">
            <text:p>TP_TC010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Verifying welcome message changes according to time</text:p>
          </table:table-cell>
          <table:table-cell office:value-type="string" table:style-name="ce35">
            <text:p>To be on the todo page</text:p>
          </table:table-cell>
          <table:table-cell office:value-type="string" table:style-name="ce34">
            <text:p>1- Clicking right-click.</text:p>
            <text:p>2- Choosing inspect.</text:p>
            <text:p>3- Clicking on the 3 dots in the top right.</text:p>
            <text:p>4- Choosing more tools then sensors.</text:p>
            <text:p>5- Changing the location.</text:p>
          </table:table-cell>
          <table:table-cell office:value-type="string" table:style-name="ce33">
            <text:p>Location: New York</text:p>
            <text:p>As the time is 8:15 PM</text:p>
          </table:table-cell>
          <table:table-cell office:value-type="string" table:style-name="ce33">
            <text:p>The Welcome message should be "Good Evening"</text:p>
          </table:table-cell>
          <table:table-cell office:value-type="string" table:style-name="ce33">
            <text:p>The Welcome message is "Good Evening"</text:p>
          </table:table-cell>
          <table:table-cell office:value-type="string" table:content-validation-name="val3" table:style-name="ce74">
            <text:p>PASS</text:p>
          </table:table-cell>
          <table:table-cell table:number-columns-repeated="16375"/>
        </table:table-row>
        <table:table-row table:style-name="ro41">
          <table:table-cell office:value-type="string" table:style-name="ce35">
            <text:p>TP_TC011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Verifying welcome message changes according to time</text:p>
          </table:table-cell>
          <table:table-cell office:value-type="string" table:style-name="ce35">
            <text:p>To be on the todo page</text:p>
          </table:table-cell>
          <table:table-cell office:value-type="string" table:style-name="ce34">
            <text:p>1- Clicking right-click.</text:p>
            <text:p>2- Choosing inspect.</text:p>
            <text:p>3- Clicking on the 3 dots in the top right.</text:p>
            <text:p>4- Choosing more tools then sensors.</text:p>
            <text:p>5- Changing the location.</text:p>
          </table:table-cell>
          <table:table-cell office:value-type="string" table:style-name="ce33">
            <text:p>Location: London</text:p>
            <text:p>As the time is 1:18 AM</text:p>
          </table:table-cell>
          <table:table-cell office:value-type="string" table:style-name="ce33">
            <text:p>The Welcome message should be "Time to sleep"</text:p>
          </table:table-cell>
          <table:table-cell office:value-type="string" table:style-name="ce33">
            <text:p>The Welcome message is "Time to sleep"</text:p>
          </table:table-cell>
          <table:table-cell office:value-type="string" table:content-validation-name="val3" table:style-name="ce74">
            <text:p>PASS</text:p>
          </table:table-cell>
          <table:table-cell table:number-columns-repeated="16375"/>
        </table:table-row>
        <table:table-row table:style-name="ro47">
          <table:table-cell office:value-type="string" table:style-name="ce35">
            <text:p>TP_TC012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Validating Welcome Message for User Readability and Accepted Format</text:p>
          </table:table-cell>
          <table:table-cell office:value-type="string" table:style-name="ce35">
            <text:p>To be on the todo page</text:p>
          </table:table-cell>
          <table:table-cell office:value-type="string" table:style-name="ce34">
            <text:p>Just being in the todo page</text:p>
          </table:table-cell>
          <table:table-cell office:value-type="string" table:style-name="ce33">
            <text:p>~</text:p>
          </table:table-cell>
          <table:table-cell office:value-type="string" table:style-name="ce33">
            <text:p>The welcome message should be readable and displayed in a suitable and acceptable format</text:p>
          </table:table-cell>
          <table:table-cell office:value-type="string" table:style-name="ce33">
            <text:p>Welcome message is readable but its all letters are uppercase letters.</text:p>
          </table:table-cell>
          <table:table-cell office:value-type="string" table:content-validation-name="val3" table:style-name="ce74">
            <text:p>FAIL</text:p>
          </table:table-cell>
          <table:table-cell table:number-columns-repeated="16375"/>
        </table:table-row>
        <table:table-row table:style-name="ro43">
          <table:table-cell office:value-type="string" table:style-name="ce35">
            <text:p>TP_TC013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Verifying the functionality of the "Add a new Todo" button.</text:p>
          </table:table-cell>
          <table:table-cell office:value-type="string" table:style-name="ce35">
            <text:p>To be on the todo page</text:p>
          </table:table-cell>
          <table:table-cell office:value-type="string" table:style-name="ce34">
            <text:p>Click "Add a new Todo" button.</text:p>
          </table:table-cell>
          <table:table-cell office:value-type="string" table:style-name="ce33">
            <text:p>Todo item: Manual testing</text:p>
          </table:table-cell>
          <table:table-cell office:value-type="string" table:style-name="ce33">
            <text:p>The button should be clickable</text:p>
          </table:table-cell>
          <table:table-cell office:value-type="string" table:style-name="ce33">
            <text:p>The button is clickable.</text:p>
          </table:table-cell>
          <table:table-cell office:value-type="string" table:content-validation-name="val3" table:style-name="ce74">
            <text:p>PASS</text:p>
          </table:table-cell>
          <table:table-cell table:number-columns-repeated="16375"/>
        </table:table-row>
        <table:table-row table:style-name="ro48">
          <table:table-cell office:value-type="string" table:style-name="ce35">
            <text:p>TP_TC014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Adding new todo with empty field.</text:p>
          </table:table-cell>
          <table:table-cell office:value-type="string" table:style-name="ce35">
            <text:p>To be on the todo page</text:p>
          </table:table-cell>
          <table:table-cell office:value-type="string" table:style-name="ce34">
            <text:p>1- Click the "Add a new Todo" button.</text:p>
            <text:p>2- Keep the todo item empty.</text:p>
            <text:p>3- Click "Create Todo".</text:p>
          </table:table-cell>
          <table:table-cell office:value-type="string" table:style-name="ce33">
            <text:p>Todo item : Keep Empty.</text:p>
          </table:table-cell>
          <table:table-cell office:value-type="string" table:style-name="ce33">
            <text:p>The following error message should be displayed: "New todo is required, and it should be more than 3 characters".</text:p>
          </table:table-cell>
          <table:table-cell office:value-type="string" table:style-name="ce33">
            <text:p>The following error message is displayed: "New todo is required, and it should be more than 3 characters".</text:p>
          </table:table-cell>
          <table:table-cell office:value-type="string" table:content-validation-name="val3" table:style-name="ce74">
            <text:p>PASS</text:p>
          </table:table-cell>
          <table:table-cell table:number-columns-repeated="16375"/>
        </table:table-row>
        <table:table-row table:style-name="ro49">
          <table:table-cell office:value-type="string" table:style-name="ce35">
            <text:p>TP_TC015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Adding a new todo consists of 2 characters.</text:p>
          </table:table-cell>
          <table:table-cell office:value-type="string" table:style-name="ce35">
            <text:p>To be on the todo page</text:p>
          </table:table-cell>
          <table:table-cell office:value-type="string" table:style-name="ce34">
            <text:p>1- Click the "Add a new Todo" button.</text:p>
            <text:p>2- Fill the todo item with 2 characters.</text:p>
            <text:p>3- Click "Create Todo".</text:p>
          </table:table-cell>
          <table:table-cell office:value-type="string" table:style-name="ce33">
            <text:p>Todo item : ma</text:p>
          </table:table-cell>
          <table:table-cell office:value-type="string" table:style-name="ce33">
            <text:p>The following error message should be displayed: "New todo is required, and it should be more than 3 characters".</text:p>
          </table:table-cell>
          <table:table-cell office:value-type="string" table:style-name="ce33">
            <text:p>The following error message is displayed: "New todo is required, and it should be more than 3 characters".</text:p>
          </table:table-cell>
          <table:table-cell office:value-type="string" table:content-validation-name="val3" table:style-name="ce74">
            <text:p>PASS</text:p>
          </table:table-cell>
          <table:table-cell table:number-columns-repeated="16375"/>
        </table:table-row>
        <table:table-row table:style-name="ro42">
          <table:table-cell office:value-type="string" table:style-name="ce35">
            <text:p>TP_TC016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Adding a new todo consists of 3 characters.</text:p>
          </table:table-cell>
          <table:table-cell office:value-type="string" table:style-name="ce35">
            <text:p>To be on the todo page</text:p>
          </table:table-cell>
          <table:table-cell office:value-type="string" table:style-name="ce34">
            <text:p>1- Click the "Add a new Todo" button.</text:p>
            <text:p>2- Fill the todo item with 3 characters.</text:p>
            <text:p>3- Click "Create Todo".</text:p>
          </table:table-cell>
          <table:table-cell office:value-type="string" table:style-name="ce33">
            <text:p>Todo item : man</text:p>
          </table:table-cell>
          <table:table-cell office:value-type="string" table:style-name="ce33">
            <text:p>The following error message should be displayed: "New todo is required, and it should be more than 3 characters".</text:p>
          </table:table-cell>
          <table:table-cell office:value-type="string" table:style-name="ce33">
            <text:p>The Todo is added correctly</text:p>
          </table:table-cell>
          <table:table-cell office:value-type="string" table:content-validation-name="val3" table:style-name="ce74">
            <text:p>FAIL</text:p>
          </table:table-cell>
          <table:table-cell table:number-columns-repeated="16375"/>
        </table:table-row>
        <table:table-row table:style-name="ro43">
          <table:table-cell office:value-type="string" table:style-name="ce35">
            <text:p>TP_TC017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Adding a new todo consists of 4 characters.</text:p>
          </table:table-cell>
          <table:table-cell office:value-type="string" table:style-name="ce35">
            <text:p>To be on the todo page</text:p>
          </table:table-cell>
          <table:table-cell office:value-type="string" table:style-name="ce34">
            <text:p>1- Click the "Add a new Todo" button.</text:p>
            <text:p>2- Fill the todo item with 4 characters.</text:p>
            <text:p>3- Click "Create Todo".</text:p>
          </table:table-cell>
          <table:table-cell office:value-type="string" table:style-name="ce33">
            <text:p>Todo item : manu</text:p>
          </table:table-cell>
          <table:table-cell office:value-type="string" table:style-name="ce33">
            <text:p>The Todo should be added correctly.</text:p>
          </table:table-cell>
          <table:table-cell office:value-type="string" table:style-name="ce33">
            <text:p>The Todo is added correctly</text:p>
          </table:table-cell>
          <table:table-cell office:value-type="string" table:content-validation-name="val3" table:style-name="ce74">
            <text:p>PASS</text:p>
          </table:table-cell>
          <table:table-cell table:number-columns-repeated="16375"/>
        </table:table-row>
        <table:table-row table:style-name="ro50">
          <table:table-cell office:value-type="string" table:style-name="ce35">
            <text:p>TP_TC018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Verifying the functionality of the "mark as completed" check box.</text:p>
          </table:table-cell>
          <table:table-cell office:value-type="string" table:style-name="ce35">
            <text:p>To be on the todo page</text:p>
          </table:table-cell>
          <table:table-cell office:value-type="string" table:style-name="ce34">
            <text:p>Click the "mark as completed" check box.</text:p>
          </table:table-cell>
          <table:table-cell office:value-type="string" table:style-name="ce36">
            <text:p>~</text:p>
          </table:table-cell>
          <table:table-cell office:value-type="string" table:style-name="ce34">
            <text:p>1- The colour of the todo changes from blue to green.</text:p>
            <text:p>2- The Todo is strikethrough by a line.</text:p>
          </table:table-cell>
          <table:table-cell office:value-type="string" table:style-name="ce34">
            <text:p>1- The colour of the todo changes from blue to green.</text:p>
            <text:p>2- The Todo is strikethrough by a line.</text:p>
          </table:table-cell>
          <table:table-cell office:value-type="string" table:content-validation-name="val3" table:style-name="ce74">
            <text:p>PASS</text:p>
          </table:table-cell>
          <table:table-cell table:number-columns-repeated="16375"/>
        </table:table-row>
        <table:table-row table:style-name="ro29">
          <table:table-cell office:value-type="string" table:style-name="ce35">
            <text:p>TP_TC019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Verifying the functionality of the "mark as uncompleted" check box.</text:p>
          </table:table-cell>
          <table:table-cell office:value-type="string" table:style-name="ce35">
            <text:p>To be on the todo page</text:p>
          </table:table-cell>
          <table:table-cell office:value-type="string" table:style-name="ce34">
            <text:p>Click the "mark as uncompleted" check box.</text:p>
          </table:table-cell>
          <table:table-cell office:value-type="string" table:style-name="ce36">
            <text:p>~</text:p>
          </table:table-cell>
          <table:table-cell office:value-type="string" table:style-name="ce34">
            <text:p>1- The colour of the todo changes from green to blue.</text:p>
            <text:p>2- The Todo is un-striked through by a line.</text:p>
          </table:table-cell>
          <table:table-cell office:value-type="string" table:style-name="ce34">
            <text:p>1- The colour of the todo changes from green to blue.</text:p>
            <text:p>2- The Todo is un-striked through by a line.</text:p>
          </table:table-cell>
          <table:table-cell office:value-type="string" table:content-validation-name="val3" table:style-name="ce74">
            <text:p>PASS</text:p>
          </table:table-cell>
          <table:table-cell table:number-columns-repeated="16375"/>
        </table:table-row>
        <table:table-row table:style-name="ro28">
          <table:table-cell office:value-type="string" table:style-name="ce35">
            <text:p>TP_TC020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Verifying the functionality of "Deleting" button.</text:p>
          </table:table-cell>
          <table:table-cell office:value-type="string" table:style-name="ce35">
            <text:p>To be on the todo page</text:p>
          </table:table-cell>
          <table:table-cell office:value-type="string" table:style-name="ce34">
            <text:p>Click the "delete" button.</text:p>
          </table:table-cell>
          <table:table-cell office:value-type="string" table:style-name="ce36">
            <text:p>~</text:p>
          </table:table-cell>
          <table:table-cell office:value-type="string" table:style-name="ce34">
            <text:p>The Todo should be deleted correctly</text:p>
          </table:table-cell>
          <table:table-cell office:value-type="string" table:style-name="ce33">
            <text:p>The Todo is deleted correctly</text:p>
          </table:table-cell>
          <table:table-cell office:value-type="string" table:content-validation-name="val3" table:style-name="ce74">
            <text:p>PASS</text:p>
          </table:table-cell>
          <table:table-cell table:number-columns-repeated="16375"/>
        </table:table-row>
        <table:table-row table:style-name="ro41">
          <table:table-cell office:value-type="string" table:style-name="ce35">
            <text:p>TP_TC021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Verifying the "Go back to your Todos" link on the Create a new todo page.</text:p>
          </table:table-cell>
          <table:table-cell office:value-type="string" table:style-name="ce35">
            <text:p>To be in the Create a new Todo page.</text:p>
          </table:table-cell>
          <table:table-cell office:value-type="string" table:style-name="ce34">
            <text:p>Click the "Go back to your Todos" link.</text:p>
          </table:table-cell>
          <table:table-cell office:value-type="string" table:style-name="ce35">
            <text:p>~</text:p>
          </table:table-cell>
          <table:table-cell office:value-type="string" table:style-name="ce34">
            <text:p>1- The link is readable and correctly labeled.</text:p>
            <text:p>2- The link is clickable.</text:p>
            <text:p>3- Clicking the link redirects the user to the Todo page.</text:p>
          </table:table-cell>
          <table:table-cell office:value-type="string" table:style-name="ce34">
            <text:p>1- The link is readable and correctly labeled.</text:p>
            <text:p>2- The link is clickable.</text:p>
            <text:p>3- Clicking the link redirects the user to the Todo page.</text:p>
          </table:table-cell>
          <table:table-cell office:value-type="string" table:content-validation-name="val3" table:style-name="ce74">
            <text:p>PASS</text:p>
          </table:table-cell>
          <table:table-cell table:number-columns-repeated="16375"/>
        </table:table-row>
        <table:table-row table:style-name="ro51">
          <table:table-cell office:value-type="string" table:style-name="ce35">
            <text:p>TP_TC022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Verifying the pagination functionality after adding 6 todos.</text:p>
          </table:table-cell>
          <table:table-cell office:value-type="string" table:style-name="ce35">
            <text:p>To be on the todo page</text:p>
          </table:table-cell>
          <table:table-cell office:value-type="string" table:style-name="ce34">
            <text:p>Add more than 5 valid todos</text:p>
          </table:table-cell>
          <table:table-cell office:value-type="string" table:style-name="ce34">
            <text:p>1- Manual</text:p>
            <text:p>2- Testing</text:p>
            <text:p>3- ISTQB</text:p>
            <text:p>4- Automation</text:p>
            <text:p>5- API</text:p>
            <text:p>6- Agile</text:p>
          </table:table-cell>
          <table:table-cell office:value-type="string" table:style-name="ce34">
            <text:p>1- The pagination should appear after adding the 6th todo.</text:p>
            <text:p>2- Boxes of page numbers should be clear, readable, and clickable.</text:p>
            <text:p>3- Clicking these boxes redirects the user to the specified page.</text:p>
          </table:table-cell>
          <table:table-cell office:value-type="string" table:style-name="ce34">
            <text:p>1- The pagination should appear after adding the 6th todo.</text:p>
            <text:p>2- Boxes of page numbers should be clear, readable, and clickable.</text:p>
            <text:p>3- Clicking these boxes redirects the user to the specified page.</text:p>
          </table:table-cell>
          <table:table-cell office:value-type="string" table:content-validation-name="val3" table:style-name="ce74">
            <text:p>PASS</text:p>
          </table:table-cell>
          <table:table-cell table:number-columns-repeated="16375"/>
        </table:table-row>
        <table:table-row table:style-name="ro42">
          <table:table-cell office:value-type="string" table:style-name="ce35">
            <text:p>TP_TC023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Verifying the pagination functionality after removing the 6th todo.</text:p>
          </table:table-cell>
          <table:table-cell office:value-type="string" table:style-name="ce34">
            <text:p>1- To be on the todo page.</text:p>
            <text:p>2-Having 6 Todos in your list.</text:p>
          </table:table-cell>
          <table:table-cell office:value-type="string" table:style-name="ce34">
            <text:p>Deleting the 6th Todo.</text:p>
          </table:table-cell>
          <table:table-cell office:value-type="string" table:style-name="ce33">
            <text:p>~</text:p>
          </table:table-cell>
          <table:table-cell office:value-type="string" table:style-name="ce34">
            <text:p>1- The pagination should disappear or be disabled.</text:p>
            <text:p>2- The user should be redirected to the first page.</text:p>
            <text:p>3- The todo list should be displayed with just 5 todos and one page.</text:p>
          </table:table-cell>
          <table:table-cell office:value-type="string" table:style-name="ce33">
            <text:p>The list appeared as empty without any todos and pagination.</text:p>
          </table:table-cell>
          <table:table-cell office:value-type="string" table:content-validation-name="val3" table:style-name="ce74">
            <text:p>FAIL</text:p>
          </table:table-cell>
          <table:table-cell table:number-columns-repeated="16375"/>
        </table:table-row>
        <table:table-row table:style-name="ro52">
          <table:table-cell office:value-type="string" table:style-name="ce35">
            <text:p>TP_TC024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Verifying that after reloading the page, the pagination state (current page) remains consistent.</text:p>
          </table:table-cell>
          <table:table-cell office:value-type="string" table:style-name="ce34">
            <text:p>1- To be on the todo page.</text:p>
            <text:p>2-Having todo list consists of 2 pages at least.</text:p>
          </table:table-cell>
          <table:table-cell office:value-type="string" table:style-name="ce34">
            <text:p>Refreshing the page while being on the second page.</text:p>
          </table:table-cell>
          <table:table-cell office:value-type="string" table:style-name="ce33">
            <text:p>~</text:p>
          </table:table-cell>
          <table:table-cell office:value-type="string" table:style-name="ce34">
            <text:p>1- The pagination state should remain consistent.</text:p>
            <text:p>2- The user should be returned to the page that was displayed before reloading.</text:p>
          </table:table-cell>
          <table:table-cell office:value-type="string" table:style-name="ce34">
            <text:p>1-The pagination state didn't remain consistent.</text:p>
            <text:p>2-User was returned to the first (home) page.</text:p>
          </table:table-cell>
          <table:table-cell office:value-type="string" table:content-validation-name="val3" table:style-name="ce74">
            <text:p>FAIL</text:p>
          </table:table-cell>
          <table:table-cell table:number-columns-repeated="16375"/>
        </table:table-row>
        <table:table-row table:style-name="ro53">
          <table:table-cell office:value-type="string" table:style-name="ce35">
            <text:p>TP_TC025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Verifying the scalability of the todo list with pagination after adding a huge number of todos, which leads a multiple rows of pages.</text:p>
          </table:table-cell>
          <table:table-cell office:value-type="string" table:style-name="ce34">
            <text:p>1- To be on the todo page.</text:p>
            <text:p>2-Having tweak extension.</text:p>
          </table:table-cell>
          <table:table-cell office:value-type="string" table:style-name="ce34">
            <text:p>1-Open developer tools.</text:p>
            <text:p>2-Refresh the page.</text:p>
            <text:p>3-Get the api request's url of tasks (Todo list).</text:p>
            <text:p>4-Get the response of this api request.<text:s/></text:p>
            <text:p>4-Use tweak extension for api mocking.</text:p>
            <text:p>5-Modify the response to contain a huge number of todos by duplicating the actual api response.</text:p>
            <text:p>6-Refresh the page.</text:p>
          </table:table-cell>
          <table:table-cell office:value-type="string" table:style-name="ce33">
            <text:p>Duplication of this response:</text:p>
            <text:p>{</text:p>
            <text:p><text:s text:c="6"/>"isCompleted": false,</text:p>
            <text:p><text:s text:c="6"/>"_id": "6730fc877eb69100144e1334",</text:p>
            <text:p><text:s text:c="6"/>"item": "Manual Testing",</text:p>
            <text:p><text:s text:c="6"/>"userID": "6727d8b5ytr6491114209d7a",</text:p>
            <text:p><text:s text:c="6"/>"createdAt": "2025-11-11T17:33:43.044Z",</text:p>
            <text:p><text:s text:c="6"/>"__v": 0</text:p>
            <text:p><text:s text:c="4"/>},</text:p>
            <text:p><text:s text:c="4"/>{</text:p>
            <text:p><text:s text:c="6"/>"isCompleted": false,</text:p>
            <text:p><text:s text:c="6"/>"_id": "6732449c30997711145e6b7e",</text:p>
            <text:p><text:s text:c="6"/>"item": "Test",</text:p>
            <text:p><text:s text:c="6"/>"userID": "6727d8b5ytr6490014209d7a",</text:p>
            <text:p><text:s text:c="6"/>"createdAt": "2025-11-11T17:53:32.113Z",</text:p>
            <text:p><text:s text:c="6"/>"__v": 0</text:p>
            <text:p><text:s text:c="4"/>}</text:p>
          </table:table-cell>
          <table:table-cell office:value-type="string" table:style-name="ce33">
            <text:p><text:s/></text:p>
            <text:p><text:s/><text:tab/></text:p>
            <text:p>1-The todo list and the page should be compatible with a large number of pagination.</text:p>
            <text:p>2-The todos in the list should be clear and readable.</text:p>
            <text:p>3-The pagination should be clear and readable.</text:p>
            <text:p>4-User should navigate between pages easily by clicking the page's number <text:s/>box.</text:p>
          </table:table-cell>
          <table:table-cell office:value-type="string" table:style-name="ce33">
            <text:p>1-The todo list and the page isn't compatible with a large number of pagination.</text:p>
            <text:p>2-The todos in the list aren't clear and readable.</text:p>
            <text:p>3-The pagination is clear and readable.</text:p>
            <text:p>4-User can navigate between pages easily by clicking the page's number <text:s/>box.</text:p>
          </table:table-cell>
          <table:table-cell office:value-type="string" table:content-validation-name="val3" table:style-name="ce74">
            <text:p>FAIL</text:p>
          </table:table-cell>
          <table:table-cell table:number-columns-repeated="16375"/>
        </table:table-row>
        <table:table-row table:style-name="ro54">
          <table:table-cell office:value-type="string" table:style-name="ce35">
            <text:p>TP_TC026</text:p>
          </table:table-cell>
          <table:table-cell office:value-type="string" table:style-name="ce35">
            <text:p>todo page</text:p>
          </table:table-cell>
          <table:table-cell office:value-type="string" table:style-name="ce34">
            <text:p>Verifying the Compatibility of the Todo page on different environments with different screen sizes.</text:p>
          </table:table-cell>
          <table:table-cell office:value-type="string" table:style-name="ce35">
            <text:p>To be on the todo page</text:p>
          </table:table-cell>
          <table:table-cell office:value-type="string" table:style-name="ce15">
            <text:p>1-Open developer tools.</text:p>
            <text:p>2-Change screen dimensions by choosing different environments.<text:s text:c="35"/></text:p>
          </table:table-cell>
          <table:table-cell office:value-type="string" table:style-name="ce16">
            <text:p>Try using different environments as mobiles and ipad, by changing dimensions using developer tools.</text:p>
          </table:table-cell>
          <table:table-cell office:value-type="string" table:style-name="ce16">
            <text:p>Todo Page should be compatible and runs correctly on various systems with various screen sizes without any need to be modified.</text:p>
          </table:table-cell>
          <table:table-cell office:value-type="string" table:style-name="ce20">
            <text:p>The Todo page isn't compatible and needs modifications because it doesn't adapt to different screen sizes; it appears on the left side of the page instead of being centered.</text:p>
          </table:table-cell>
          <table:table-cell office:value-type="string" table:content-validation-name="val3" table:style-name="ce74">
            <text:p>FAIL</text:p>
          </table:table-cell>
          <table:table-cell table:number-columns-repeated="16375"/>
        </table:table-row>
        <table:table-row table:style-name="ro51">
          <table:table-cell office:value-type="string" table:style-name="ce35">
            <text:p>TP_TC027</text:p>
          </table:table-cell>
          <table:table-cell office:value-type="string" table:style-name="ce35">
            <text:p>todo page</text:p>
          </table:table-cell>
          <table:table-cell office:value-type="string" table:style-name="ce16">
            <text:p>Verifying the Compatibility of the Todo page with different screen displaying mode in different environments.</text:p>
          </table:table-cell>
          <table:table-cell office:value-type="string" table:style-name="ce35">
            <text:p>To be on the todo page</text:p>
          </table:table-cell>
          <table:table-cell office:value-type="string" table:style-name="ce16">
            <text:p>1-Open developer tools.</text:p>
            <text:p>2-Select rotation mode.</text:p>
          </table:table-cell>
          <table:table-cell office:value-type="string" table:style-name="ce16">
            <text:p>Try using different screen displaying mode by clicking rotate icon.</text:p>
          </table:table-cell>
          <table:table-cell office:value-type="string" table:style-name="ce16">
            <text:p>Todo page should be compatible and runs correctly on various systems with various screen displaying modes without any need to be modified.</text:p>
          </table:table-cell>
          <table:table-cell office:value-type="string" table:style-name="ce20">
            <text:p>The Todo page isn't compatible and needs modifications as its appearance differs and doesn't adapt to different screen display modes.<text:s/></text:p>
            <text:p/>
          </table:table-cell>
          <table:table-cell office:value-type="string" table:content-validation-name="val3" table:style-name="ce74">
            <text:p>FAIL</text:p>
          </table:table-cell>
          <table:table-cell table:number-columns-repeated="16375"/>
        </table:table-row>
        <table:table-row table:number-rows-repeated="104854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Montserrat" svg:font-family="Montserrat"/>
    <style:font-face style:name="Tahoma" svg:font-family="Tahoma"/>
    <style:font-face style:name="Microsoft YaHei" svg:font-family="&quot;Microsoft YaHei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1" style:family="table-cell">
      <style:table-cell-properties fo:background-color="#D4EDBC"/>
      <style:text-properties fo:color="#178064"/>
    </style:style>
    <style:style style:name="cf2" style:family="table-cell">
      <style:table-cell-properties fo:background-color="#FFC7CE"/>
      <style:text-properties fo:color="#9C0006"/>
    </style:style>
    <style:style style:name="cf3" style:family="table-cell">
      <style:table-cell-properties fo:background-color="#FFEB9C"/>
      <style:text-properties fo:color="#9C5700"/>
    </style:style>
    <style:style style:name="cf4" style:family="table-cell">
      <style:table-cell-properties fo:background-color="#E49EDD"/>
      <style:text-properties fo:color="#78217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11-05T15:32:16Z</meta:creation-date>
    <dc:date>2025-11-13T17:30:38Z</dc:date>
  </office:meta>
</office:document-meta>
</file>